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background-color="#ffff00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27402" fo:background-color="#ffff00" loext:char-shading-value="0"/>
    </style:style>
    <style:style style:name="T4" style:family="text">
      <style:text-properties officeooo:rsid="00227402" fo:background-color="#ffff00" loext:char-shading-value="0"/>
    </style:style>
    <style:style style:name="T5" style:family="text">
      <style:text-properties officeooo:rsid="001fd5a3"/>
    </style:style>
    <style:style style:name="T6" style:family="text">
      <style:text-properties officeooo:rsid="002274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reformatted_20_Text"><text:a xlink:type="simple" xlink:href="https://github.com/qemu/qemu/blob/master/docs/interop/qcow2.txt" text:style-name="Internet_20_link" text:visited-style-name="Visited_20_Internet_20_Link">https://github.com/qemu/qemu/blob/master/docs/interop/qcow2.txt</text:a></text:p>
      <text:p text:style-name="Preformatted_20_Text"/>
      <text:p text:style-name="Preformatted_20_Text">== General ==</text:p>
      <text:p text:style-name="Preformatted_20_Text"/>
      <text:p text:style-name="Preformatted_20_Text">A qcow2 image file is organized in units of constant size, which are called</text:p>
      <text:p text:style-name="Preformatted_20_Text">(host) clusters. <text:span text:style-name="T1">A cluster is the unit in which all allocations are done,</text:span></text:p>
      <text:p text:style-name="P1">both for actual guest data and for image metadata.</text:p>
      <text:p text:style-name="Preformatted_20_Text"/>
      <text:p text:style-name="Preformatted_20_Text">Likewise, the virtual disk as seen by the guest is divided into (guest)</text:p>
      <text:p text:style-name="Preformatted_20_Text">clusters of the same size.</text:p>
      <text:p text:style-name="Preformatted_20_Text"/>
      <text:p text:style-name="Preformatted_20_Text">All numbers in qcow2 are stored in Big Endian byte order.</text:p>
      <text:p text:style-name="Preformatted_20_Text"/>
      <text:p text:style-name="Preformatted_20_Text"/>
      <text:p text:style-name="Preformatted_20_Text">== Header ==</text:p>
      <text:p text:style-name="Preformatted_20_Text"/>
      <text:p text:style-name="Preformatted_20_Text">The first cluster of a qcow2 image contains the file header:</text:p>
      <text:p text:style-name="Preformatted_20_Text"/>
      <text:p text:style-name="Preformatted_20_Text"><text:s text:c="4"/>Byte <text:s/>0 - <text:s/>3: <text:s text:c="2"/>magic</text:p>
      <text:p text:style-name="Preformatted_20_Text"><text:s text:c="20"/>QCOW magic string ("QFI\xfb")</text:p>
      <text:p text:style-name="Preformatted_20_Text"/>
      <text:p text:style-name="Preformatted_20_Text"><text:s text:c="10"/>4 - <text:s/>7: <text:s text:c="2"/>version</text:p>
      <text:p text:style-name="Preformatted_20_Text"><text:s text:c="20"/>Version number (valid values are 2 and 3)</text:p>
      <text:p text:style-name="Preformatted_20_Text"/>
      <text:p text:style-name="Preformatted_20_Text"><text:s text:c="10"/>8 - 15: <text:s text:c="2"/>backing_file_offset</text:p>
      <text:p text:style-name="Preformatted_20_Text"><text:s text:c="20"/>Offset into the image file at which the backing file name</text:p>
      <text:p text:style-name="Preformatted_20_Text"><text:s text:c="20"/>is stored (NB: The string is not null terminated). 0 if the</text:p>
      <text:p text:style-name="Preformatted_20_Text"><text:s text:c="20"/>image doesn't have a backing file.</text:p>
      <text:p text:style-name="Preformatted_20_Text"/>
      <text:p text:style-name="Preformatted_20_Text"><text:s text:c="20"/>Note: backing files are incompatible with raw external data</text:p>
      <text:p text:style-name="Preformatted_20_Text"><text:s text:c="20"/>files (auto-clear feature bit 1).</text:p>
      <text:p text:style-name="Preformatted_20_Text"/>
      <text:p text:style-name="Preformatted_20_Text"><text:s text:c="9"/>16 - 19: <text:s text:c="2"/>backing_file_size</text:p>
      <text:p text:style-name="Preformatted_20_Text"><text:s text:c="20"/>Length of the backing file name in bytes. Must not be</text:p>
      <text:p text:style-name="Preformatted_20_Text"><text:s text:c="20"/>longer than 1023 bytes. Undefined if the image doesn't have</text:p>
      <text:p text:style-name="Preformatted_20_Text"><text:s text:c="20"/>a backing file.</text:p>
      <text:p text:style-name="Preformatted_20_Text"/>
      <text:p text:style-name="Preformatted_20_Text"><text:s text:c="9"/>20 - 23: <text:s text:c="2"/>cluster_bits</text:p>
      <text:p text:style-name="Preformatted_20_Text"><text:s text:c="20"/>Number of bits that are used for addressing an offset</text:p>
      <text:p text:style-name="Preformatted_20_Text"><text:s text:c="20"/>within a cluster (1 &lt;&lt; cluster_bits is the cluster size).</text:p>
      <text:p text:style-name="Preformatted_20_Text"><text:s text:c="20"/><text:span text:style-name="T1">Must not be less than 9 (i.e. 512 byte clusters)</text:span>.<text:span text:style-name="T5">(2^9)</text:span></text:p>
      <text:p text:style-name="Preformatted_20_Text"/>
      <text:p text:style-name="Preformatted_20_Text"><text:s text:c="20"/>Note: qemu as of today has an <text:span text:style-name="T1">implementation limit of 2 MB</text:span></text:p>
      <text:p text:style-name="Preformatted_20_Text"><text:s text:c="20"/>as the maximum cluster size and won't be able to open images</text:p>
      <text:p text:style-name="Preformatted_20_Text"><text:s text:c="20"/>with larger cluster sizes.</text:p>
      <text:p text:style-name="Preformatted_20_Text"/>
      <text:p text:style-name="Preformatted_20_Text"><text:s text:c="20"/>Note: if the image has Extended L2 Entries then cluster_bits</text:p>
      <text:p text:style-name="Preformatted_20_Text"><text:s text:c="20"/>must be at least 14 (i.e. 16384 byte clusters).</text:p>
      <text:p text:style-name="Preformatted_20_Text"/>
      <text:p text:style-name="Preformatted_20_Text"><text:s text:c="9"/>24 - 31: <text:s text:c="2"/>size</text:p>
      <text:p text:style-name="Preformatted_20_Text"><text:s text:c="20"/>Virtual disk size in bytes.</text:p>
      <text:p text:style-name="Preformatted_20_Text"/>
      <text:p text:style-name="Preformatted_20_Text"><text:s text:c="20"/>Note: qemu has an implementation limit of 32 MB as</text:p>
      <text:p text:style-name="Preformatted_20_Text"><text:s text:c="20"/>the maximum L1 table size. <text:s/>With a 2 MB cluster</text:p>
      <text:p text:style-name="Preformatted_20_Text"><text:s text:c="20"/>size, it is unable to populate a virtual cluster</text:p>
      <text:p text:style-name="Preformatted_20_Text"><text:s text:c="20"/>beyond 2 EB (61 bits); with a 512 byte cluster</text:p>
      <text:p text:style-name="Preformatted_20_Text"><text:s text:c="20"/>size, it is unable to populate a virtual size</text:p>
      <text:p text:style-name="Preformatted_20_Text"><text:s text:c="20"/>larger than 128 GB (37 bits). <text:s/>Meanwhile, L1/L2</text:p>
      <text:p text:style-name="Preformatted_20_Text"><text:s text:c="20"/>table layouts limit an image to no more than 64 PB</text:p>
      <text:p text:style-name="Preformatted_20_Text"><text:s text:c="20"/>(56 bits) of populated clusters, and an image may</text:p>
      <text:p text:style-name="Preformatted_20_Text"><text:s text:c="20"/>hit other limits first (such as a file system's</text:p>
      <text:p text:style-name="Preformatted_20_Text"><text:s text:c="20"/>maximum size).</text:p>
      <text:p text:style-name="Preformatted_20_Text"/>
      <text:p text:style-name="Preformatted_20_Text"><text:soft-page-break/><text:s text:c="9"/>32 - 35: <text:s text:c="2"/>crypt_method</text:p>
      <text:p text:style-name="Preformatted_20_Text"><text:s text:c="20"/>0 for no encryption</text:p>
      <text:p text:style-name="Preformatted_20_Text"><text:s text:c="20"/>1 for AES encryption</text:p>
      <text:p text:style-name="Preformatted_20_Text"><text:s text:c="20"/>2 for LUKS encryption</text:p>
      <text:p text:style-name="Preformatted_20_Text"/>
      <text:p text:style-name="Preformatted_20_Text"><text:s text:c="9"/>36 - 39: <text:s text:c="2"/>l1_size</text:p>
      <text:p text:style-name="Preformatted_20_Text"><text:s text:c="20"/>Number of entries in the active L1 table</text:p>
      <text:p text:style-name="Preformatted_20_Text"/>
      <text:p text:style-name="Preformatted_20_Text"><text:s text:c="9"/>40 - 47: <text:s text:c="2"/>l1_table_offset</text:p>
      <text:p text:style-name="Preformatted_20_Text"><text:s text:c="20"/>Offset into the image file at which the active L1 table</text:p>
      <text:p text:style-name="Preformatted_20_Text"><text:s text:c="20"/>starts. Must be aligned to a cluster boundary.</text:p>
      <text:p text:style-name="Preformatted_20_Text"/>
      <text:p text:style-name="Preformatted_20_Text"><text:s text:c="9"/>48 - 55: <text:s text:c="2"/>refcount_table_offset</text:p>
      <text:p text:style-name="Preformatted_20_Text"><text:s text:c="20"/>Offset into the image file at which the refcount table</text:p>
      <text:p text:style-name="Preformatted_20_Text"><text:s text:c="20"/>starts. Must be aligned to a cluster boundary.</text:p>
      <text:p text:style-name="Preformatted_20_Text"/>
      <text:p text:style-name="Preformatted_20_Text"><text:s text:c="9"/>56 - 59: <text:s text:c="2"/>refcount_table_clusters</text:p>
      <text:p text:style-name="Preformatted_20_Text"><text:s text:c="20"/>Number of clusters that the refcount table occupies</text:p>
      <text:p text:style-name="Preformatted_20_Text"/>
      <text:p text:style-name="Preformatted_20_Text"><text:s text:c="9"/>60 - 63: <text:s text:c="2"/>nb_snapshots</text:p>
      <text:p text:style-name="Preformatted_20_Text"><text:s text:c="20"/>Number of snapshots contained in the image</text:p>
      <text:p text:style-name="Preformatted_20_Text"/>
      <text:p text:style-name="Preformatted_20_Text"><text:s text:c="9"/>64 - 71: <text:s text:c="2"/>snapshots_offset</text:p>
      <text:p text:style-name="Preformatted_20_Text"><text:s text:c="20"/>Offset into the image file at which the snapshot table</text:p>
      <text:p text:style-name="Preformatted_20_Text"><text:s text:c="20"/>starts. Must be aligned to a cluster boundary.</text:p>
      <text:p text:style-name="Preformatted_20_Text"/>
      <text:p text:style-name="Preformatted_20_Text">For version 2, the header is exactly 72 bytes in length, and finishes here.</text:p>
      <text:p text:style-name="Preformatted_20_Text"><text:span text:style-name="T2">For version 3 or higher</text:span>, the header length is at least 104 bytes, including</text:p>
      <text:p text:style-name="Preformatted_20_Text">the next fields through header_length.</text:p>
      <text:p text:style-name="Preformatted_20_Text"/>
      <text:p text:style-name="Preformatted_20_Text"><text:s text:c="9"/>72 - <text:s/>79: <text:s/>incompatible_features</text:p>
      <text:p text:style-name="Preformatted_20_Text"><text:s text:c="20"/>Bitmask of incompatible features. An implementation must</text:p>
      <text:p text:style-name="Preformatted_20_Text"><text:s text:c="20"/>fail to open an image if an unknown bit is set.</text:p>
      <text:p text:style-name="Preformatted_20_Text"/>
      <text:p text:style-name="Preformatted_20_Text"><text:s text:c="20"/>Bit 0: <text:s text:c="5"/>Dirty bit. <text:s/>If this bit is set then refcounts</text:p>
      <text:p text:style-name="Preformatted_20_Text"><text:s text:c="32"/>may be inconsistent, make sure to scan L1/L2</text:p>
      <text:p text:style-name="Preformatted_20_Text"><text:s text:c="32"/>tables to repair refcounts before accessing the</text:p>
      <text:p text:style-name="Preformatted_20_Text"><text:s text:c="32"/>image.</text:p>
      <text:p text:style-name="Preformatted_20_Text"/>
      <text:p text:style-name="Preformatted_20_Text"><text:s text:c="20"/>Bit 1: <text:s text:c="5"/>Corrupt bit. <text:s/>If this bit is set then any data</text:p>
      <text:p text:style-name="Preformatted_20_Text"><text:s text:c="32"/>structure may be corrupt and the image must not</text:p>
      <text:p text:style-name="Preformatted_20_Text"><text:s text:c="32"/>be written to (unless for regaining</text:p>
      <text:p text:style-name="Preformatted_20_Text"><text:s text:c="32"/>consistency).</text:p>
      <text:p text:style-name="Preformatted_20_Text"/>
      <text:p text:style-name="Preformatted_20_Text"><text:s text:c="20"/>Bit 2: <text:s text:c="5"/>External data file bit. <text:s/>If this bit is set, an</text:p>
      <text:p text:style-name="Preformatted_20_Text"><text:s text:c="32"/>external data file is used. Guest clusters are</text:p>
      <text:p text:style-name="Preformatted_20_Text"><text:s text:c="32"/>then stored in the external data file. For such</text:p>
      <text:p text:style-name="Preformatted_20_Text"><text:s text:c="32"/>images, clusters in the external data file are</text:p>
      <text:p text:style-name="Preformatted_20_Text"><text:s text:c="32"/>not refcounted. The offset field in the</text:p>
      <text:p text:style-name="Preformatted_20_Text"><text:s text:c="32"/>Standard Cluster Descriptor must match the</text:p>
      <text:p text:style-name="Preformatted_20_Text"><text:s text:c="32"/>guest offset and neither compressed clusters</text:p>
      <text:p text:style-name="Preformatted_20_Text"><text:s text:c="32"/>nor internal snapshots are supported.</text:p>
      <text:p text:style-name="Preformatted_20_Text"/>
      <text:p text:style-name="Preformatted_20_Text"><text:s text:c="32"/>An External Data File Name header extension may</text:p>
      <text:p text:style-name="Preformatted_20_Text"><text:s text:c="32"/>be present if this bit is set.</text:p>
      <text:p text:style-name="Preformatted_20_Text"/>
      <text:p text:style-name="Preformatted_20_Text"><text:s text:c="20"/>Bit 3: <text:s text:c="5"/>Compression type bit. <text:s/>If this bit is set,</text:p>
      <text:p text:style-name="Preformatted_20_Text"><text:s text:c="32"/>a non-default compression is used for compressed</text:p>
      <text:p text:style-name="Preformatted_20_Text"><text:s text:c="32"/>clusters. The compression_type field must be</text:p>
      <text:p text:style-name="Preformatted_20_Text"><text:s text:c="32"/>present and not zero.</text:p>
      <text:p text:style-name="Preformatted_20_Text"/>
      <text:p text:style-name="Preformatted_20_Text"><text:s text:c="20"/>Bit 4: <text:s text:c="5"/>Extended L2 Entries. <text:s/>If this bit is set then</text:p>
      <text:p text:style-name="Preformatted_20_Text"><text:s text:c="32"/>L2 table entries use an extended format that</text:p>
      <text:p text:style-name="Preformatted_20_Text"><text:s text:c="32"/>allows subcluster-based allocation. See the</text:p>
      <text:p text:style-name="Preformatted_20_Text"><text:soft-page-break/><text:s text:c="32"/>Extended L2 Entries section for more details.</text:p>
      <text:p text:style-name="Preformatted_20_Text"/>
      <text:p text:style-name="Preformatted_20_Text"><text:s text:c="20"/>Bits 5-63: <text:s/>Reserved (set to 0)</text:p>
      <text:p text:style-name="Preformatted_20_Text"/>
      <text:p text:style-name="Preformatted_20_Text"><text:s text:c="9"/>80 - <text:s/>87: <text:s/>compatible_features</text:p>
      <text:p text:style-name="Preformatted_20_Text"><text:s text:c="20"/>Bitmask of compatible features. An implementation can</text:p>
      <text:p text:style-name="Preformatted_20_Text"><text:s text:c="20"/>safely ignore any unknown bits that are set.</text:p>
      <text:p text:style-name="Preformatted_20_Text"/>
      <text:p text:style-name="Preformatted_20_Text"><text:s text:c="20"/>Bit 0: <text:s text:c="5"/>Lazy refcounts bit. <text:s/>If this bit is set then</text:p>
      <text:p text:style-name="Preformatted_20_Text"><text:s text:c="32"/>lazy refcount updates can be used. <text:s/>This means</text:p>
      <text:p text:style-name="Preformatted_20_Text"><text:s text:c="32"/>marking the image file dirty and postponing</text:p>
      <text:p text:style-name="Preformatted_20_Text"><text:s text:c="32"/>refcount metadata updates.</text:p>
      <text:p text:style-name="Preformatted_20_Text"/>
      <text:p text:style-name="Preformatted_20_Text"><text:s text:c="20"/>Bits 1-63: <text:s/>Reserved (set to 0)</text:p>
      <text:p text:style-name="Preformatted_20_Text"/>
      <text:p text:style-name="Preformatted_20_Text"><text:s text:c="9"/>88 - <text:s/>95: <text:s/>autoclear_features</text:p>
      <text:p text:style-name="Preformatted_20_Text"><text:s text:c="20"/>Bitmask of auto-clear features. An implementation may only</text:p>
      <text:p text:style-name="Preformatted_20_Text"><text:s text:c="20"/>write to an image with unknown auto-clear features if it</text:p>
      <text:p text:style-name="Preformatted_20_Text"><text:s text:c="20"/>clears the respective bits from this field first.</text:p>
      <text:p text:style-name="Preformatted_20_Text"/>
      <text:p text:style-name="Preformatted_20_Text"><text:s text:c="20"/>Bit 0: <text:s text:c="5"/>Bitmaps extension bit</text:p>
      <text:p text:style-name="Preformatted_20_Text"><text:s text:c="32"/>This bit indicates consistency for the bitmaps</text:p>
      <text:p text:style-name="Preformatted_20_Text"><text:s text:c="32"/>extension data.</text:p>
      <text:p text:style-name="Preformatted_20_Text"/>
      <text:p text:style-name="Preformatted_20_Text"><text:s text:c="32"/>It is an error if this bit is set without the</text:p>
      <text:p text:style-name="Preformatted_20_Text"><text:s text:c="32"/>bitmaps extension present.</text:p>
      <text:p text:style-name="Preformatted_20_Text"/>
      <text:p text:style-name="Preformatted_20_Text"><text:s text:c="32"/>If the bitmaps extension is present but this</text:p>
      <text:p text:style-name="Preformatted_20_Text"><text:s text:c="32"/>bit is unset, the bitmaps extension data must be</text:p>
      <text:p text:style-name="Preformatted_20_Text"><text:s text:c="32"/>considered inconsistent.</text:p>
      <text:p text:style-name="Preformatted_20_Text"/>
      <text:p text:style-name="Preformatted_20_Text"><text:s text:c="20"/>Bit 1: <text:s text:c="5"/>Raw external data bit</text:p>
      <text:p text:style-name="Preformatted_20_Text"><text:s text:c="32"/>If this bit is set, the external data file can</text:p>
      <text:p text:style-name="Preformatted_20_Text"><text:s text:c="32"/>be read as a consistent standalone raw image</text:p>
      <text:p text:style-name="Preformatted_20_Text"><text:s text:c="32"/>without looking at the qcow2 metadata.</text:p>
      <text:p text:style-name="Preformatted_20_Text"/>
      <text:p text:style-name="Preformatted_20_Text"><text:s text:c="32"/>Setting this bit has a performance impact for</text:p>
      <text:p text:style-name="Preformatted_20_Text"><text:s text:c="32"/>some operations on the image (e.g. writing</text:p>
      <text:p text:style-name="Preformatted_20_Text"><text:s text:c="32"/>zeros requires writing to the data file instead</text:p>
      <text:p text:style-name="Preformatted_20_Text"><text:s text:c="32"/>of only setting the zero flag in the L2 table</text:p>
      <text:p text:style-name="Preformatted_20_Text"><text:s text:c="32"/>entry) and conflicts with backing files.</text:p>
      <text:p text:style-name="Preformatted_20_Text"/>
      <text:p text:style-name="Preformatted_20_Text"><text:s text:c="32"/>This bit may only be set if the External Data</text:p>
      <text:p text:style-name="Preformatted_20_Text"><text:s text:c="32"/>File bit (incompatible feature bit 1) is also</text:p>
      <text:p text:style-name="Preformatted_20_Text"><text:s text:c="32"/>set.</text:p>
      <text:p text:style-name="Preformatted_20_Text"/>
      <text:p text:style-name="Preformatted_20_Text"><text:s text:c="20"/>Bits 2-63: <text:s/>Reserved (set to 0)</text:p>
      <text:p text:style-name="Preformatted_20_Text"/>
      <text:p text:style-name="Preformatted_20_Text"><text:s text:c="9"/>96 - <text:s/>99: <text:s/>refcount_order</text:p>
      <text:p text:style-name="Preformatted_20_Text"><text:s text:c="20"/>Describes the width of a reference count block entry (width</text:p>
      <text:p text:style-name="Preformatted_20_Text"><text:s text:c="20"/>in bits: refcount_bits = 1 &lt;&lt; refcount_order). For version 2</text:p>
      <text:p text:style-name="Preformatted_20_Text"><text:s text:c="20"/>images, the order is always assumed to be 4</text:p>
      <text:p text:style-name="Preformatted_20_Text"><text:s text:c="20"/>(i.e. refcount_bits = 16).</text:p>
      <text:p text:style-name="Preformatted_20_Text"><text:s text:c="20"/>This value may not exceed 6 (i.e. refcount_bits = 64).</text:p>
      <text:p text:style-name="Preformatted_20_Text"/>
      <text:p text:style-name="Preformatted_20_Text"><text:s text:c="8"/>100 - 103: <text:s/>header_length</text:p>
      <text:p text:style-name="Preformatted_20_Text"><text:s text:c="20"/>Length of the header structure in bytes. For version 2</text:p>
      <text:p text:style-name="Preformatted_20_Text"><text:s text:c="20"/>images, the length is always assumed to be 72 bytes.</text:p>
      <text:p text:style-name="Preformatted_20_Text"><text:s text:c="20"/>For version 3 it's at least 104 bytes and must be a multiple</text:p>
      <text:p text:style-name="Preformatted_20_Text"><text:s text:c="20"/>of 8.</text:p>
      <text:p text:style-name="Preformatted_20_Text"/>
      <text:p text:style-name="Preformatted_20_Text"/>
      <text:p text:style-name="Preformatted_20_Text">=== Additional fields (version 3 and higher) ===</text:p>
      <text:p text:style-name="Preformatted_20_Text"/>
      <text:p text:style-name="Preformatted_20_Text"><text:soft-page-break/>In general, these fields are optional and may be safely ignored by the software,</text:p>
      <text:p text:style-name="Preformatted_20_Text">as well as filled by zeros (which is equal to field absence), if software needs</text:p>
      <text:p text:style-name="Preformatted_20_Text">to set field B, but does not care about field A which precedes B. More</text:p>
      <text:p text:style-name="Preformatted_20_Text">formally, additional fields have the following compatibility rules:</text:p>
      <text:p text:style-name="Preformatted_20_Text"/>
      <text:p text:style-name="Preformatted_20_Text">1. If the value of the additional field must not be ignored for correct</text:p>
      <text:p text:style-name="Preformatted_20_Text">handling of the file, it will be accompanied by a corresponding incompatible</text:p>
      <text:p text:style-name="Preformatted_20_Text">feature bit.</text:p>
      <text:p text:style-name="Preformatted_20_Text"/>
      <text:p text:style-name="Preformatted_20_Text">2. If there are no unrecognized incompatible feature bits set, an unknown</text:p>
      <text:p text:style-name="Preformatted_20_Text">additional field may be safely ignored other than preserving its value when</text:p>
      <text:p text:style-name="Preformatted_20_Text">rewriting the image header.</text:p>
      <text:p text:style-name="Preformatted_20_Text"/>
      <text:p text:style-name="Preformatted_20_Text">3. An explicit value of 0 will have the same behavior as when the field is not</text:p>
      <text:p text:style-name="Preformatted_20_Text">present*, if not altered by a specific incompatible bit.</text:p>
      <text:p text:style-name="Preformatted_20_Text"/>
      <text:p text:style-name="Preformatted_20_Text">*. A field is considered not present when header_length is less than or equal</text:p>
      <text:p text:style-name="Preformatted_20_Text">to the field's offset. Also, all additional fields are not present for</text:p>
      <text:p text:style-name="Preformatted_20_Text">version 2.</text:p>
      <text:p text:style-name="Preformatted_20_Text"/>
      <text:p text:style-name="Preformatted_20_Text"><text:s text:c="14"/>104: <text:s/>compression_type</text:p>
      <text:p text:style-name="Preformatted_20_Text"/>
      <text:p text:style-name="Preformatted_20_Text"><text:s text:c="20"/>Defines the compression method used for compressed clusters.</text:p>
      <text:p text:style-name="Preformatted_20_Text"><text:s text:c="20"/>All compressed clusters in an image use the same compression</text:p>
      <text:p text:style-name="Preformatted_20_Text"><text:s text:c="20"/>type.</text:p>
      <text:p text:style-name="Preformatted_20_Text"/>
      <text:p text:style-name="Preformatted_20_Text"><text:s text:c="20"/>If the incompatible bit "Compression type" is set: the field</text:p>
      <text:p text:style-name="Preformatted_20_Text"><text:s text:c="20"/>must be present and non-zero (which means non-zlib</text:p>
      <text:p text:style-name="Preformatted_20_Text"><text:s text:c="20"/>compression type). Otherwise, this field must not be present</text:p>
      <text:p text:style-name="Preformatted_20_Text"><text:s text:c="20"/>or must be zero (which means zlib).</text:p>
      <text:p text:style-name="Preformatted_20_Text"/>
      <text:p text:style-name="Preformatted_20_Text"><text:s text:c="20"/>Available compression type values:</text:p>
      <text:p text:style-name="Preformatted_20_Text"><text:s text:c="24"/>0: zlib &lt;https://www.zlib.net/&gt;</text:p>
      <text:p text:style-name="Preformatted_20_Text"><text:s text:c="24"/>1: zstd &lt;http://github.com/facebook/zstd&gt;</text:p>
      <text:p text:style-name="Preformatted_20_Text"/>
      <text:p text:style-name="Preformatted_20_Text"/>
      <text:p text:style-name="Preformatted_20_Text">=== Header padding ===</text:p>
      <text:p text:style-name="Preformatted_20_Text"/>
      <text:p text:style-name="Preformatted_20_Text">@header_length must be a multiple of 8, which means that if the end of the last</text:p>
      <text:p text:style-name="Preformatted_20_Text">additional field is not aligned, some padding is needed. This padding must be</text:p>
      <text:p text:style-name="Preformatted_20_Text">zeroed, so that if some existing (or future) additional field will fall into</text:p>
      <text:p text:style-name="Preformatted_20_Text">the padding, it will be interpreted accordingly to point [3.] of the previous</text:p>
      <text:p text:style-name="Preformatted_20_Text">paragraph, i.e. <text:s/>in the same manner as when this field is not present.</text:p>
      <text:p text:style-name="Preformatted_20_Text"/>
      <text:p text:style-name="Preformatted_20_Text"/>
      <text:p text:style-name="Preformatted_20_Text">=== Header extensions ===</text:p>
      <text:p text:style-name="Preformatted_20_Text"/>
      <text:p text:style-name="Preformatted_20_Text">Directly after the image header, optional sections called header extensions can</text:p>
      <text:p text:style-name="Preformatted_20_Text">be stored. Each extension has a structure like the following:</text:p>
      <text:p text:style-name="Preformatted_20_Text"/>
      <text:p text:style-name="Preformatted_20_Text"><text:s text:c="4"/>Byte <text:s/>0 - <text:s/>3: <text:s text:c="2"/>Header extension type:</text:p>
      <text:p text:style-name="Preformatted_20_Text"><text:s text:c="24"/>0x00000000 - End of the header extension area</text:p>
      <text:p text:style-name="Preformatted_20_Text"><text:s text:c="24"/>0xe2792aca - Backing file format name string</text:p>
      <text:p text:style-name="Preformatted_20_Text"><text:s text:c="24"/>0x6803f857 - Feature name table</text:p>
      <text:p text:style-name="Preformatted_20_Text"><text:s text:c="24"/>0x23852875 - Bitmaps extension</text:p>
      <text:p text:style-name="Preformatted_20_Text"><text:s text:c="24"/>0x0537be77 - Full disk encryption header pointer</text:p>
      <text:p text:style-name="Preformatted_20_Text"><text:s text:c="24"/>0x44415441 - External data file name string</text:p>
      <text:p text:style-name="Preformatted_20_Text"><text:s text:c="24"/>other <text:s text:c="5"/>- Unknown header extension, can be safely</text:p>
      <text:p text:style-name="Preformatted_20_Text"><text:s text:c="37"/>ignored</text:p>
      <text:p text:style-name="Preformatted_20_Text"/>
      <text:p text:style-name="Preformatted_20_Text"><text:s text:c="10"/>4 - <text:s/>7: <text:s text:c="2"/>Length of the header extension data</text:p>
      <text:p text:style-name="Preformatted_20_Text"/>
      <text:p text:style-name="Preformatted_20_Text"><text:s text:c="10"/>8 - <text:s/>n: <text:s text:c="2"/>Header extension data</text:p>
      <text:p text:style-name="Preformatted_20_Text"/>
      <text:p text:style-name="Preformatted_20_Text"><text:soft-page-break/><text:s text:c="10"/>n - <text:s/>m: <text:s text:c="2"/>Padding to round up the header extension size to the next</text:p>
      <text:p text:style-name="Preformatted_20_Text"><text:s text:c="20"/>multiple of 8.</text:p>
      <text:p text:style-name="Preformatted_20_Text"/>
      <text:p text:style-name="Preformatted_20_Text">Unless stated otherwise, each header extension type shall appear at most once</text:p>
      <text:p text:style-name="Preformatted_20_Text">in the same image.</text:p>
      <text:p text:style-name="Preformatted_20_Text"/>
      <text:p text:style-name="Preformatted_20_Text">If the image has a backing file then the backing file name should be stored in</text:p>
      <text:p text:style-name="Preformatted_20_Text">the remaining space between the end of the header extension area and the end of</text:p>
      <text:p text:style-name="Preformatted_20_Text">the first cluster. It is not allowed to store other data here, so that an</text:p>
      <text:p text:style-name="Preformatted_20_Text">implementation can safely modify the header and add extensions without harming</text:p>
      <text:p text:style-name="Preformatted_20_Text">data of compatible features that it doesn't support. Compatible features that</text:p>
      <text:p text:style-name="Preformatted_20_Text">need space for additional data can use a header extension.</text:p>
      <text:p text:style-name="Preformatted_20_Text"/>
      <text:p text:style-name="Preformatted_20_Text"/>
      <text:p text:style-name="Preformatted_20_Text">== String header extensions ==</text:p>
      <text:p text:style-name="Preformatted_20_Text"/>
      <text:p text:style-name="Preformatted_20_Text">Some header extensions (such as the backing file format name and the external</text:p>
      <text:p text:style-name="Preformatted_20_Text">data file name) are just a single string. In this case, the header extension</text:p>
      <text:p text:style-name="Preformatted_20_Text">length is the string length and the string is not '\0' terminated. (The header</text:p>
      <text:p text:style-name="Preformatted_20_Text">extension padding can make it look like a string is '\0' terminated, but</text:p>
      <text:p text:style-name="Preformatted_20_Text">neither is padding always necessary nor is there a guarantee that zero bytes</text:p>
      <text:p text:style-name="Preformatted_20_Text">are used for padding.)</text:p>
      <text:p text:style-name="Preformatted_20_Text"/>
      <text:p text:style-name="Preformatted_20_Text"/>
      <text:p text:style-name="Preformatted_20_Text">== Feature name table ==</text:p>
      <text:p text:style-name="Preformatted_20_Text"/>
      <text:p text:style-name="Preformatted_20_Text">The feature name table is an optional header extension that contains the name</text:p>
      <text:p text:style-name="Preformatted_20_Text">for features used by the image. It can be used by applications that don't know</text:p>
      <text:p text:style-name="Preformatted_20_Text">the respective feature (e.g. because the feature was introduced only later) to</text:p>
      <text:p text:style-name="Preformatted_20_Text">display a useful error message.</text:p>
      <text:p text:style-name="Preformatted_20_Text"/>
      <text:p text:style-name="Preformatted_20_Text">The number of entries in the feature name table is determined by the length of</text:p>
      <text:p text:style-name="Preformatted_20_Text">the header extension data. Each entry look like this:</text:p>
      <text:p text:style-name="Preformatted_20_Text"/>
      <text:p text:style-name="Preformatted_20_Text"><text:s text:c="4"/>Byte <text:s text:c="6"/>0: <text:s text:c="2"/>Type of feature (select feature bitmap)</text:p>
      <text:p text:style-name="Preformatted_20_Text"><text:s text:c="24"/>0: Incompatible feature</text:p>
      <text:p text:style-name="Preformatted_20_Text"><text:s text:c="24"/>1: Compatible feature</text:p>
      <text:p text:style-name="Preformatted_20_Text"><text:s text:c="24"/>2: Autoclear feature</text:p>
      <text:p text:style-name="Preformatted_20_Text"/>
      <text:p text:style-name="Preformatted_20_Text"><text:s text:c="15"/>1: <text:s text:c="2"/>Bit number within the selected feature bitmap (valid</text:p>
      <text:p text:style-name="Preformatted_20_Text"><text:s text:c="20"/>values: 0-63)</text:p>
      <text:p text:style-name="Preformatted_20_Text"/>
      <text:p text:style-name="Preformatted_20_Text"><text:s text:c="10"/>2 - 47: <text:s text:c="2"/>Feature name (padded with zeros, but not necessarily null</text:p>
      <text:p text:style-name="Preformatted_20_Text"><text:s text:c="20"/>terminated if it has full length)</text:p>
      <text:p text:style-name="Preformatted_20_Text"/>
      <text:p text:style-name="Preformatted_20_Text"/>
      <text:p text:style-name="Preformatted_20_Text">== Bitmaps extension ==</text:p>
      <text:p text:style-name="Preformatted_20_Text"/>
      <text:p text:style-name="Preformatted_20_Text">The bitmaps extension is an optional header extension. It provides the ability</text:p>
      <text:p text:style-name="Preformatted_20_Text">to store bitmaps related to a virtual disk. For now, there is only one bitmap</text:p>
      <text:p text:style-name="Preformatted_20_Text">type: the dirty tracking bitmap, which tracks virtual disk changes from some</text:p>
      <text:p text:style-name="Preformatted_20_Text">point in time.</text:p>
      <text:p text:style-name="Preformatted_20_Text"/>
      <text:p text:style-name="Preformatted_20_Text">The data of the extension should be considered consistent only if the</text:p>
      <text:p text:style-name="Preformatted_20_Text">corresponding auto-clear feature bit is set, see autoclear_features above.</text:p>
      <text:p text:style-name="Preformatted_20_Text"/>
      <text:p text:style-name="Preformatted_20_Text">The fields of the bitmaps extension are:</text:p>
      <text:p text:style-name="Preformatted_20_Text"/>
      <text:p text:style-name="Preformatted_20_Text"><text:s text:c="4"/>Byte <text:s/>0 - <text:s/>3: <text:s/>nb_bitmaps</text:p>
      <text:p text:style-name="Preformatted_20_Text"><text:s text:c="19"/>The number of bitmaps contained in the image. Must be</text:p>
      <text:p text:style-name="Preformatted_20_Text"><text:s text:c="19"/>greater than or equal to 1.</text:p>
      <text:p text:style-name="Preformatted_20_Text"/>
      <text:p text:style-name="Preformatted_20_Text"><text:s text:c="19"/>Note: QEMU currently only supports up to 65535 bitmaps per</text:p>
      <text:p text:style-name="Preformatted_20_Text"><text:s text:c="19"/>image.</text:p>
      <text:p text:style-name="Preformatted_20_Text"><text:soft-page-break/></text:p>
      <text:p text:style-name="Preformatted_20_Text"><text:s text:c="10"/>4 - <text:s/>7: <text:s/>Reserved, must be zero.</text:p>
      <text:p text:style-name="Preformatted_20_Text"/>
      <text:p text:style-name="Preformatted_20_Text"><text:s text:c="10"/>8 - 15: <text:s/>bitmap_directory_size</text:p>
      <text:p text:style-name="Preformatted_20_Text"><text:s text:c="19"/>Size of the bitmap directory in bytes. It is the cumulative</text:p>
      <text:p text:style-name="Preformatted_20_Text"><text:s text:c="19"/>size of all (nb_bitmaps) bitmap directory entries.</text:p>
      <text:p text:style-name="Preformatted_20_Text"/>
      <text:p text:style-name="Preformatted_20_Text"><text:s text:c="9"/>16 - 23: <text:s/>bitmap_directory_offset</text:p>
      <text:p text:style-name="Preformatted_20_Text"><text:s text:c="19"/>Offset into the image file at which the bitmap directory</text:p>
      <text:p text:style-name="Preformatted_20_Text"><text:s text:c="19"/>starts. Must be aligned to a cluster boundary.</text:p>
      <text:p text:style-name="Preformatted_20_Text"/>
      <text:p text:style-name="Preformatted_20_Text">== Full disk encryption header pointer ==</text:p>
      <text:p text:style-name="Preformatted_20_Text"/>
      <text:p text:style-name="Preformatted_20_Text">The full disk encryption header must be present if, and only if, the</text:p>
      <text:p text:style-name="Preformatted_20_Text">'crypt_method' header requires metadata. Currently this is only true</text:p>
      <text:p text:style-name="Preformatted_20_Text">of the 'LUKS' crypt method. The header extension must be absent for</text:p>
      <text:p text:style-name="Preformatted_20_Text">other methods.</text:p>
      <text:p text:style-name="Preformatted_20_Text"/>
      <text:p text:style-name="Preformatted_20_Text">This header provides the offset at which the crypt method can store</text:p>
      <text:p text:style-name="Preformatted_20_Text">its additional data, as well as the length of such data.</text:p>
      <text:p text:style-name="Preformatted_20_Text"/>
      <text:p text:style-name="Preformatted_20_Text"><text:s text:c="4"/>Byte <text:s/>0 - <text:s/>7: <text:s text:c="2"/>Offset into the image file at which the encryption</text:p>
      <text:p text:style-name="Preformatted_20_Text"><text:s text:c="20"/>header starts in bytes. Must be aligned to a cluster</text:p>
      <text:p text:style-name="Preformatted_20_Text"><text:s text:c="20"/>boundary.</text:p>
      <text:p text:style-name="Preformatted_20_Text"><text:s text:c="4"/>Byte <text:s/>8 - 15: <text:s text:c="2"/>Length of the written encryption header in bytes.</text:p>
      <text:p text:style-name="Preformatted_20_Text"><text:s text:c="20"/>Note actual space allocated in the qcow2 file may</text:p>
      <text:p text:style-name="Preformatted_20_Text"><text:s text:c="20"/>be larger than this value, since it will be rounded</text:p>
      <text:p text:style-name="Preformatted_20_Text"><text:s text:c="20"/>to the nearest multiple of the cluster size. Any</text:p>
      <text:p text:style-name="Preformatted_20_Text"><text:s text:c="20"/>unused bytes in the allocated space will be initialized</text:p>
      <text:p text:style-name="Preformatted_20_Text"><text:s text:c="20"/>to 0.</text:p>
      <text:p text:style-name="Preformatted_20_Text"/>
      <text:p text:style-name="Preformatted_20_Text">For the LUKS crypt method, the encryption header works as follows.</text:p>
      <text:p text:style-name="Preformatted_20_Text"/>
      <text:p text:style-name="Preformatted_20_Text">The first 592 bytes of the header clusters will contain the LUKS</text:p>
      <text:p text:style-name="Preformatted_20_Text">partition header. This is then followed by the key material data areas.</text:p>
      <text:p text:style-name="Preformatted_20_Text">The size of the key material data areas is determined by the number of</text:p>
      <text:p text:style-name="Preformatted_20_Text">stripes in the key slot and key size. Refer to the LUKS format</text:p>
      <text:p text:style-name="Preformatted_20_Text">specification ('docs/on-disk-format.pdf' in the cryptsetup source</text:p>
      <text:p text:style-name="Preformatted_20_Text">package) for details of the LUKS partition header format.</text:p>
      <text:p text:style-name="Preformatted_20_Text"/>
      <text:p text:style-name="Preformatted_20_Text">In the LUKS partition header, the "payload-offset" field will be</text:p>
      <text:p text:style-name="Preformatted_20_Text">calculated as normal for the LUKS spec. ie the size of the LUKS</text:p>
      <text:p text:style-name="Preformatted_20_Text">header, plus key material regions, plus padding, relative to the</text:p>
      <text:p text:style-name="Preformatted_20_Text">start of the LUKS header. This offset value is not required to be</text:p>
      <text:p text:style-name="Preformatted_20_Text">qcow2 cluster aligned. Its value is currently never used in the</text:p>
      <text:p text:style-name="Preformatted_20_Text">context of qcow2, since the qcow2 file format itself defines where</text:p>
      <text:p text:style-name="Preformatted_20_Text">the real payload offset is, but none the less a valid payload offset</text:p>
      <text:p text:style-name="Preformatted_20_Text">should always be present.</text:p>
      <text:p text:style-name="Preformatted_20_Text"/>
      <text:p text:style-name="Preformatted_20_Text">In the LUKS key slots header, the "key-material-offset" is relative</text:p>
      <text:p text:style-name="Preformatted_20_Text">to the start of the LUKS header clusters in the qcow2 container,</text:p>
      <text:p text:style-name="Preformatted_20_Text">not the start of the qcow2 file.</text:p>
      <text:p text:style-name="Preformatted_20_Text"/>
      <text:p text:style-name="Preformatted_20_Text">Logically the layout looks like</text:p>
      <text:p text:style-name="Preformatted_20_Text"/>
      <text:p text:style-name="Preformatted_20_Text"><text:s text:c="2"/>+-----------------------------+</text:p>
      <text:p text:style-name="Preformatted_20_Text"><text:s text:c="2"/>| QCow2 header <text:s text:c="15"/>|</text:p>
      <text:p text:style-name="Preformatted_20_Text"><text:s text:c="2"/>| QCow2 header extension X <text:s text:c="3"/>|</text:p>
      <text:p text:style-name="Preformatted_20_Text"><text:s text:c="2"/>| QCow2 header extension FDE <text:s/>|</text:p>
      <text:p text:style-name="Preformatted_20_Text"><text:s text:c="2"/>| QCow2 header extension ... <text:s/>|</text:p>
      <text:p text:style-name="Preformatted_20_Text"><text:s text:c="2"/>| QCow2 header extension Z <text:s text:c="3"/>|</text:p>
      <text:p text:style-name="Preformatted_20_Text"><text:s text:c="2"/>+-----------------------------+</text:p>
      <text:p text:style-name="Preformatted_20_Text"><text:s text:c="2"/>| ....other QCow2 tables.... <text:s/>|</text:p>
      <text:p text:style-name="Preformatted_20_Text"><text:s text:c="2"/>. <text:s text:c="28"/>.</text:p>
      <text:p text:style-name="Preformatted_20_Text"><text:soft-page-break/><text:s text:c="2"/>. <text:s text:c="28"/>.</text:p>
      <text:p text:style-name="Preformatted_20_Text"><text:s text:c="2"/>+-----------------------------+</text:p>
      <text:p text:style-name="Preformatted_20_Text"><text:s text:c="2"/>| +-------------------------+ |</text:p>
      <text:p text:style-name="Preformatted_20_Text"><text:s text:c="2"/>| | LUKS partition header <text:s text:c="2"/>| |</text:p>
      <text:p text:style-name="Preformatted_20_Text"><text:s text:c="2"/>| +-------------------------+ |</text:p>
      <text:p text:style-name="Preformatted_20_Text"><text:s text:c="2"/>| | LUKS key material 1 <text:s text:c="4"/>| |</text:p>
      <text:p text:style-name="Preformatted_20_Text"><text:s text:c="2"/>| +-------------------------+ |</text:p>
      <text:p text:style-name="Preformatted_20_Text"><text:s text:c="2"/>| | LUKS key material 2 <text:s text:c="4"/>| |</text:p>
      <text:p text:style-name="Preformatted_20_Text"><text:s text:c="2"/>| +-------------------------+ |</text:p>
      <text:p text:style-name="Preformatted_20_Text"><text:s text:c="2"/>| | LUKS key material ... <text:s text:c="2"/>| |</text:p>
      <text:p text:style-name="Preformatted_20_Text"><text:s text:c="2"/>| +-------------------------+ |</text:p>
      <text:p text:style-name="Preformatted_20_Text"><text:s text:c="2"/>| | LUKS key material 8 <text:s text:c="4"/>| |</text:p>
      <text:p text:style-name="Preformatted_20_Text"><text:s text:c="2"/>| +-------------------------+ |</text:p>
      <text:p text:style-name="Preformatted_20_Text"><text:s text:c="2"/>+-----------------------------+</text:p>
      <text:p text:style-name="Preformatted_20_Text"><text:s text:c="2"/>| QCow2 cluster payload <text:s text:c="6"/>|</text:p>
      <text:p text:style-name="Preformatted_20_Text"><text:s text:c="2"/>. <text:s text:c="28"/>.</text:p>
      <text:p text:style-name="Preformatted_20_Text"><text:s text:c="2"/>. <text:s text:c="28"/>.</text:p>
      <text:p text:style-name="Preformatted_20_Text"><text:s text:c="2"/>. <text:s text:c="28"/>.</text:p>
      <text:p text:style-name="Preformatted_20_Text"><text:s text:c="2"/>| <text:s text:c="28"/>|</text:p>
      <text:p text:style-name="Preformatted_20_Text"><text:s text:c="2"/>+-----------------------------+</text:p>
      <text:p text:style-name="Preformatted_20_Text"/>
      <text:p text:style-name="Preformatted_20_Text">== Data encryption ==</text:p>
      <text:p text:style-name="Preformatted_20_Text"/>
      <text:p text:style-name="Preformatted_20_Text">When an encryption method is requested in the header, the image payload</text:p>
      <text:p text:style-name="Preformatted_20_Text">data must be encrypted/decrypted on every write/read. The image headers</text:p>
      <text:p text:style-name="Preformatted_20_Text">and metadata are never encrypted.</text:p>
      <text:p text:style-name="Preformatted_20_Text"/>
      <text:p text:style-name="Preformatted_20_Text">The algorithms used for encryption vary depending on the method</text:p>
      <text:p text:style-name="Preformatted_20_Text"/>
      <text:p text:style-name="Preformatted_20_Text"><text:s/>- AES:</text:p>
      <text:p text:style-name="Preformatted_20_Text"/>
      <text:p text:style-name="Preformatted_20_Text"><text:s text:c="3"/>The AES cipher, in CBC mode, with 256 bit keys.</text:p>
      <text:p text:style-name="Preformatted_20_Text"/>
      <text:p text:style-name="Preformatted_20_Text"><text:s text:c="3"/>Initialization vectors generated using plain64 method, with</text:p>
      <text:p text:style-name="Preformatted_20_Text"><text:s text:c="3"/>the virtual disk sector as the input tweak.</text:p>
      <text:p text:style-name="Preformatted_20_Text"/>
      <text:p text:style-name="Preformatted_20_Text"><text:s text:c="3"/>This format is no longer supported in QEMU system emulators, due</text:p>
      <text:p text:style-name="Preformatted_20_Text"><text:s text:c="3"/>to a number of design flaws affecting its security. It is only</text:p>
      <text:p text:style-name="Preformatted_20_Text"><text:s text:c="3"/>supported in the command line tools for the sake of back compatibility</text:p>
      <text:p text:style-name="Preformatted_20_Text"><text:s text:c="3"/>and data liberation.</text:p>
      <text:p text:style-name="Preformatted_20_Text"/>
      <text:p text:style-name="Preformatted_20_Text"><text:s/>- LUKS:</text:p>
      <text:p text:style-name="Preformatted_20_Text"/>
      <text:p text:style-name="Preformatted_20_Text"><text:s text:c="3"/>The algorithms are specified in the LUKS header.</text:p>
      <text:p text:style-name="Preformatted_20_Text"/>
      <text:p text:style-name="Preformatted_20_Text"><text:s text:c="3"/>Initialization vectors generated using the method specified</text:p>
      <text:p text:style-name="Preformatted_20_Text"><text:s text:c="3"/>in the LUKS header, with the physical disk sector as the</text:p>
      <text:p text:style-name="Preformatted_20_Text"><text:s text:c="3"/>input tweak.</text:p>
      <text:p text:style-name="Preformatted_20_Text"/>
      <text:p text:style-name="Preformatted_20_Text">== Host cluster management ==</text:p>
      <text:p text:style-name="Preformatted_20_Text"/>
      <text:p text:style-name="Preformatted_20_Text">qcow2 manages the allocation of host clusters by maintaining a reference count</text:p>
      <text:p text:style-name="Preformatted_20_Text">for each host cluster. A refcount of 0 means that the cluster is free, 1 means</text:p>
      <text:p text:style-name="Preformatted_20_Text">that it is used, and &gt;= 2 means that it is used and any write access must</text:p>
      <text:p text:style-name="Preformatted_20_Text">perform a COW (copy on write) operation.</text:p>
      <text:p text:style-name="Preformatted_20_Text"/>
      <text:p text:style-name="Preformatted_20_Text">The refcounts are managed in a two-level table. The first level is called</text:p>
      <text:p text:style-name="Preformatted_20_Text">refcount table and has a variable size (which is stored in the header). The</text:p>
      <text:p text:style-name="Preformatted_20_Text">refcount table can cover multiple clusters, however it needs to be contiguous</text:p>
      <text:p text:style-name="Preformatted_20_Text">in the image file.</text:p>
      <text:p text:style-name="Preformatted_20_Text"/>
      <text:p text:style-name="Preformatted_20_Text">It contains pointers to the second level structures which are called refcount</text:p>
      <text:p text:style-name="Preformatted_20_Text">blocks and are exactly one cluster in size.</text:p>
      <text:p text:style-name="Preformatted_20_Text"/>
      <text:p text:style-name="Preformatted_20_Text"><text:soft-page-break/>Although a large enough refcount table can reserve clusters past 64 PB</text:p>
      <text:p text:style-name="Preformatted_20_Text">(56 bits) (assuming the underlying protocol can even be sized that</text:p>
      <text:p text:style-name="Preformatted_20_Text">large), note that some qcow2 metadata such as L1/L2 tables must point</text:p>
      <text:p text:style-name="Preformatted_20_Text">to clusters prior to that point.</text:p>
      <text:p text:style-name="Preformatted_20_Text"/>
      <text:p text:style-name="Preformatted_20_Text">Note: qemu has an implementation limit of 8 MB as the maximum refcount</text:p>
      <text:p text:style-name="Preformatted_20_Text">table size. <text:s/>With a 2 MB cluster size and a default refcount_order of</text:p>
      <text:p text:style-name="Preformatted_20_Text">4, it is unable to reference host resources beyond 2 EB (61 bits); in</text:p>
      <text:p text:style-name="Preformatted_20_Text">the worst case, with a 512 cluster size and refcount_order of 6, it is</text:p>
      <text:p text:style-name="Preformatted_20_Text">unable to access beyond 32 GB (35 bits).</text:p>
      <text:p text:style-name="Preformatted_20_Text"/>
      <text:p text:style-name="Preformatted_20_Text">Given an offset into the image file, the refcount of its cluster can be</text:p>
      <text:p text:style-name="Preformatted_20_Text">obtained as follows:</text:p>
      <text:p text:style-name="Preformatted_20_Text"/>
      <text:p text:style-name="Preformatted_20_Text"><text:s text:c="4"/>refcount_block_entries = (cluster_size * 8 / refcount_bits)</text:p>
      <text:p text:style-name="Preformatted_20_Text"/>
      <text:p text:style-name="Preformatted_20_Text"><text:s text:c="4"/>refcount_block_index = (offset / cluster_size) % refcount_block_entries</text:p>
      <text:p text:style-name="Preformatted_20_Text"><text:s text:c="4"/>refcount_table_index = (offset / cluster_size) / refcount_block_entries</text:p>
      <text:p text:style-name="Preformatted_20_Text"/>
      <text:p text:style-name="Preformatted_20_Text"><text:s text:c="4"/>refcount_block = load_cluster(refcount_table[refcount_table_index]);</text:p>
      <text:p text:style-name="Preformatted_20_Text"><text:s text:c="4"/>return refcount_block[refcount_block_index];</text:p>
      <text:p text:style-name="Preformatted_20_Text"/>
      <text:p text:style-name="Preformatted_20_Text">Refcount table entry:</text:p>
      <text:p text:style-name="Preformatted_20_Text"/>
      <text:p text:style-name="Preformatted_20_Text"><text:s text:c="4"/>Bit <text:s/>0 - <text:s/>8: <text:s text:c="3"/>Reserved (set to 0)</text:p>
      <text:p text:style-name="Preformatted_20_Text"/>
      <text:p text:style-name="Preformatted_20_Text"><text:s text:c="9"/>9 - 63: <text:s text:c="3"/>Bits 9-63 of the offset into the image file at which the</text:p>
      <text:p text:style-name="Preformatted_20_Text"><text:s text:c="20"/>refcount block starts. Must be aligned to a cluster</text:p>
      <text:p text:style-name="Preformatted_20_Text"><text:s text:c="20"/>boundary.</text:p>
      <text:p text:style-name="Preformatted_20_Text"/>
      <text:p text:style-name="Preformatted_20_Text"><text:s text:c="20"/>If this is 0, the corresponding refcount block has not yet</text:p>
      <text:p text:style-name="Preformatted_20_Text"><text:s text:c="20"/>been allocated. All refcounts managed by this refcount block</text:p>
      <text:p text:style-name="Preformatted_20_Text"><text:s text:c="20"/>are 0.</text:p>
      <text:p text:style-name="Preformatted_20_Text"/>
      <text:p text:style-name="Preformatted_20_Text">Refcount block entry (x = refcount_bits - 1):</text:p>
      <text:p text:style-name="Preformatted_20_Text"/>
      <text:p text:style-name="Preformatted_20_Text"><text:s text:c="4"/>Bit <text:s/>0 - <text:s/>x: <text:s text:c="3"/>Reference count of the cluster. If refcount_bits implies a</text:p>
      <text:p text:style-name="Preformatted_20_Text"><text:s text:c="20"/>sub-byte width, note that bit 0 means the least significant</text:p>
      <text:p text:style-name="Preformatted_20_Text"><text:s text:c="20"/>bit in this context.</text:p>
      <text:p text:style-name="Preformatted_20_Text"/>
      <text:p text:style-name="Preformatted_20_Text"/>
      <text:p text:style-name="Preformatted_20_Text">== Cluster mapping ==</text:p>
      <text:p text:style-name="Preformatted_20_Text"/>
      <text:p text:style-name="Preformatted_20_Text">Just as for refcounts, qcow2 uses a two-level structure for the mapping of</text:p>
      <text:p text:style-name="Preformatted_20_Text">guest clusters to host clusters. They are called L1 and L2 table.</text:p>
      <text:p text:style-name="Preformatted_20_Text"/>
      <text:p text:style-name="Preformatted_20_Text">The L1 table has a variable size (stored in the header) and may use multiple</text:p>
      <text:p text:style-name="Preformatted_20_Text">clusters, however it must be contiguous in the image file. L2 tables are</text:p>
      <text:p text:style-name="Preformatted_20_Text">exactly one cluster in size.</text:p>
      <text:p text:style-name="Preformatted_20_Text"/>
      <text:p text:style-name="Preformatted_20_Text">The L1 and L2 tables have implications on the maximum virtual file</text:p>
      <text:p text:style-name="Preformatted_20_Text">size; for a given L1 table size, a larger cluster size is required for</text:p>
      <text:p text:style-name="Preformatted_20_Text">the guest to have access to more space. <text:s/>Furthermore, a virtual</text:p>
      <text:p text:style-name="Preformatted_20_Text">cluster must currently map to a host offset below 64 PB (56 bits)</text:p>
      <text:p text:style-name="Preformatted_20_Text">(although this limit could be relaxed by putting reserved bits into</text:p>
      <text:p text:style-name="Preformatted_20_Text">use). <text:s/>Additionally, as cluster size increases, the maximum host</text:p>
      <text:p text:style-name="Preformatted_20_Text">offset for a compressed cluster is reduced (a 2M cluster size requires</text:p>
      <text:p text:style-name="Preformatted_20_Text">compressed clusters to reside below 512 TB (49 bits), and this limit</text:p>
      <text:p text:style-name="Preformatted_20_Text">cannot be relaxed without an incompatible layout change).</text:p>
      <text:p text:style-name="Preformatted_20_Text"/>
      <text:p text:style-name="Preformatted_20_Text">Given an offset into the virtual disk, the offset into the image file can be</text:p>
      <text:p text:style-name="Preformatted_20_Text">obtained as follows:</text:p>
      <text:p text:style-name="Preformatted_20_Text"/>
      <text:p text:style-name="Preformatted_20_Text"><text:s text:c="4"/>l2_entries = (cluster_size / sizeof(uint64_t)) <text:s text:c="7"/>[*]</text:p>
      <text:p text:style-name="Preformatted_20_Text"><text:soft-page-break/></text:p>
      <text:p text:style-name="Preformatted_20_Text"><text:s text:c="4"/>l2_index = (offset / cluster_size) % l2_entries</text:p>
      <text:p text:style-name="Preformatted_20_Text"><text:s text:c="4"/>l1_index = (offset / cluster_size) / l2_entries</text:p>
      <text:p text:style-name="Preformatted_20_Text"/>
      <text:p text:style-name="Preformatted_20_Text"><text:s text:c="4"/>l2_table = load_cluster(l1_table[l1_index]);</text:p>
      <text:p text:style-name="Preformatted_20_Text"><text:s text:c="4"/>cluster_offset = l2_table[l2_index];</text:p>
      <text:p text:style-name="Preformatted_20_Text"/>
      <text:p text:style-name="Preformatted_20_Text"><text:s text:c="4"/>return cluster_offset + (offset % cluster_size)</text:p>
      <text:p text:style-name="Preformatted_20_Text"/>
      <text:p text:style-name="Preformatted_20_Text"><text:s text:c="4"/>[*] this changes if Extended L2 Entries are enabled, see next section</text:p>
      <text:p text:style-name="Preformatted_20_Text"/>
      <text:p text:style-name="Preformatted_20_Text">L1 table entry:</text:p>
      <text:p text:style-name="Preformatted_20_Text"/>
      <text:p text:style-name="Preformatted_20_Text"><text:s text:c="4"/>Bit <text:s/>0 - <text:s/>8: <text:s text:c="3"/>Reserved (set to 0)</text:p>
      <text:p text:style-name="Preformatted_20_Text"/>
      <text:p text:style-name="Preformatted_20_Text"><text:s text:c="9"/>9 - 55: <text:s text:c="3"/>Bits 9-55 of the offset into the image file at which the L2</text:p>
      <text:p text:style-name="Preformatted_20_Text"><text:s text:c="20"/>table starts. Must be aligned to a cluster boundary. If the</text:p>
      <text:p text:style-name="Preformatted_20_Text"><text:s text:c="20"/>offset is 0, the L2 table and all clusters described by this</text:p>
      <text:p text:style-name="Preformatted_20_Text"><text:s text:c="20"/>L2 table are unallocated.</text:p>
      <text:p text:style-name="Preformatted_20_Text"/>
      <text:p text:style-name="Preformatted_20_Text"><text:s text:c="8"/>56 - 62: <text:s text:c="3"/>Reserved (set to 0)</text:p>
      <text:p text:style-name="Preformatted_20_Text"/>
      <text:p text:style-name="Preformatted_20_Text"><text:s text:c="13"/>63: <text:s text:c="3"/>0 for an L2 table that is unused or requires COW, 1 if its</text:p>
      <text:p text:style-name="Preformatted_20_Text"><text:s text:c="20"/>refcount is exactly one. This information is only accurate</text:p>
      <text:p text:style-name="Preformatted_20_Text"><text:s text:c="20"/>in the active L1 table.</text:p>
      <text:p text:style-name="Preformatted_20_Text"/>
      <text:p text:style-name="Preformatted_20_Text">L2 table entry:</text:p>
      <text:p text:style-name="Preformatted_20_Text"/>
      <text:p text:style-name="Preformatted_20_Text"><text:s text:c="4"/>Bit <text:s/>0 - <text:s/>61: <text:s text:c="2"/>Cluster descriptor</text:p>
      <text:p text:style-name="Preformatted_20_Text"/>
      <text:p text:style-name="Preformatted_20_Text"><text:s text:c="14"/>62: <text:s text:c="2"/>0 for standard clusters</text:p>
      <text:p text:style-name="Preformatted_20_Text"><text:s text:c="20"/>1 for compressed clusters</text:p>
      <text:p text:style-name="Preformatted_20_Text"/>
      <text:p text:style-name="Preformatted_20_Text"><text:s text:c="14"/>63: <text:s text:c="2"/>0 for clusters that are unused, compressed or require COW.</text:p>
      <text:p text:style-name="Preformatted_20_Text"><text:s text:c="20"/>1 for standard clusters whose refcount is exactly one.</text:p>
      <text:p text:style-name="Preformatted_20_Text"><text:s text:c="20"/>This information is only accurate in L2 tables</text:p>
      <text:p text:style-name="Preformatted_20_Text"><text:s text:c="20"/>that are reachable from the active L1 table.</text:p>
      <text:p text:style-name="Preformatted_20_Text"/>
      <text:p text:style-name="Preformatted_20_Text"><text:s text:c="20"/>With external data files, all guest clusters have an</text:p>
      <text:p text:style-name="Preformatted_20_Text"><text:s text:c="20"/>implicit refcount of 1 (because of the fixed host = guest</text:p>
      <text:p text:style-name="Preformatted_20_Text"><text:s text:c="20"/>mapping for guest cluster offsets), so this bit should be 1</text:p>
      <text:p text:style-name="Preformatted_20_Text"><text:s text:c="20"/>for all allocated clusters.</text:p>
      <text:p text:style-name="Preformatted_20_Text"/>
      <text:p text:style-name="Preformatted_20_Text">Standard Cluster Descriptor:</text:p>
      <text:p text:style-name="Preformatted_20_Text"/>
      <text:p text:style-name="Preformatted_20_Text"><text:s text:c="4"/>Bit <text:s text:c="6"/>0: <text:s text:c="3"/>If set to 1, the cluster reads as all zeros. The host</text:p>
      <text:p text:style-name="Preformatted_20_Text"><text:s text:c="20"/>cluster offset can be used to describe a preallocation,</text:p>
      <text:p text:style-name="Preformatted_20_Text"><text:s text:c="20"/>but it won't be used for reading data from this cluster,</text:p>
      <text:p text:style-name="Preformatted_20_Text"><text:s text:c="20"/>nor is data read from the backing file if the cluster is</text:p>
      <text:p text:style-name="Preformatted_20_Text"><text:s text:c="20"/>unallocated.</text:p>
      <text:p text:style-name="Preformatted_20_Text"/>
      <text:p text:style-name="Preformatted_20_Text"><text:s text:c="20"/>With version 2 or with extended L2 entries (see the next</text:p>
      <text:p text:style-name="Preformatted_20_Text"><text:s text:c="20"/>section), this is always 0.</text:p>
      <text:p text:style-name="Preformatted_20_Text"/>
      <text:p text:style-name="Preformatted_20_Text"><text:s text:c="9"/>1 - <text:s/>8: <text:s text:c="3"/>Reserved (set to 0)</text:p>
      <text:p text:style-name="Preformatted_20_Text"/>
      <text:p text:style-name="Preformatted_20_Text"><text:s text:c="9"/>9 - 55: <text:s text:c="3"/>Bits 9-55 of host cluster offset. Must be aligned to a</text:p>
      <text:p text:style-name="Preformatted_20_Text"><text:s text:c="20"/>cluster boundary. If the offset is 0 and bit 63 is clear,</text:p>
      <text:p text:style-name="Preformatted_20_Text"><text:s text:c="20"/>the cluster is unallocated. The offset may only be 0 with</text:p>
      <text:p text:style-name="Preformatted_20_Text"><text:s text:c="20"/>bit 63 set (indicating a host cluster offset of 0) when an</text:p>
      <text:p text:style-name="Preformatted_20_Text"><text:s text:c="20"/>external data file is used.</text:p>
      <text:p text:style-name="Preformatted_20_Text"/>
      <text:p text:style-name="Preformatted_20_Text"><text:s text:c="8"/>56 - 61: <text:s text:c="3"/>Reserved (set to 0)</text:p>
      <text:p text:style-name="Preformatted_20_Text"/>
      <text:p text:style-name="Preformatted_20_Text"><text:soft-page-break/></text:p>
      <text:p text:style-name="Preformatted_20_Text">Compressed Clusters Descriptor (x = 62 - (cluster_bits - 8)):</text:p>
      <text:p text:style-name="Preformatted_20_Text"/>
      <text:p text:style-name="Preformatted_20_Text"><text:s text:c="4"/>Bit <text:s/>0 - x-1: <text:s text:c="2"/>Host cluster offset. This is usually _not_ aligned to a</text:p>
      <text:p text:style-name="Preformatted_20_Text"><text:s text:c="20"/>cluster or sector boundary! <text:s/>If cluster_bits is</text:p>
      <text:p text:style-name="Preformatted_20_Text"><text:s text:c="20"/>small enough that this field includes bits beyond</text:p>
      <text:p text:style-name="Preformatted_20_Text"><text:s text:c="20"/>55, those upper bits must be set to 0.</text:p>
      <text:p text:style-name="Preformatted_20_Text"/>
      <text:p text:style-name="Preformatted_20_Text"><text:s text:c="9"/>x - 61: <text:s text:c="3"/>Number of additional 512-byte sectors used for the</text:p>
      <text:p text:style-name="Preformatted_20_Text"><text:s text:c="20"/>compressed data, beyond the sector containing the offset</text:p>
      <text:p text:style-name="Preformatted_20_Text"><text:s text:c="20"/>in the previous field. Some of these sectors may reside</text:p>
      <text:p text:style-name="Preformatted_20_Text"><text:s text:c="20"/>in the next contiguous host cluster.</text:p>
      <text:p text:style-name="Preformatted_20_Text"/>
      <text:p text:style-name="Preformatted_20_Text"><text:s text:c="20"/>Note that the compressed data does not necessarily occupy</text:p>
      <text:p text:style-name="Preformatted_20_Text"><text:s text:c="20"/>all of the bytes in the final sector; rather, decompression</text:p>
      <text:p text:style-name="Preformatted_20_Text"><text:s text:c="20"/>stops when it has produced a cluster of data.</text:p>
      <text:p text:style-name="Preformatted_20_Text"/>
      <text:p text:style-name="Preformatted_20_Text"><text:s text:c="20"/>Another compressed cluster may map to the tail of the final</text:p>
      <text:p text:style-name="Preformatted_20_Text"><text:s text:c="20"/>sector used by this compressed cluster.</text:p>
      <text:p text:style-name="Preformatted_20_Text"/>
      <text:p text:style-name="Preformatted_20_Text">If a cluster is unallocated, read requests shall read the data from the backing</text:p>
      <text:p text:style-name="Preformatted_20_Text">file (except if bit 0 in the Standard Cluster Descriptor is set). If there is</text:p>
      <text:p text:style-name="Preformatted_20_Text">no backing file or the backing file is smaller than the image, they shall read</text:p>
      <text:p text:style-name="Preformatted_20_Text">zeros for all parts that are not covered by the backing file.</text:p>
      <text:p text:style-name="Preformatted_20_Text"/>
      <text:p text:style-name="Preformatted_20_Text">== Extended L2 Entries ==</text:p>
      <text:p text:style-name="Preformatted_20_Text"/>
      <text:p text:style-name="Preformatted_20_Text">An image uses Extended L2 Entries if bit 4 is set on the incompatible_features</text:p>
      <text:p text:style-name="Preformatted_20_Text">field of the header.</text:p>
      <text:p text:style-name="Preformatted_20_Text"/>
      <text:p text:style-name="Preformatted_20_Text">In these images standard data clusters are divided into 32 subclusters of the</text:p>
      <text:p text:style-name="Preformatted_20_Text">same size. They are contiguous and start from the beginning of the cluster.</text:p>
      <text:p text:style-name="Preformatted_20_Text">Subclusters can be allocated independently and the L2 entry contains information</text:p>
      <text:p text:style-name="Preformatted_20_Text">indicating the status of each one of them. Compressed data clusters don't have</text:p>
      <text:p text:style-name="Preformatted_20_Text">subclusters so they are treated the same as in images without this feature.</text:p>
      <text:p text:style-name="Preformatted_20_Text"/>
      <text:p text:style-name="Preformatted_20_Text">The size of an extended L2 entry is 128 bits so the number of entries per table</text:p>
      <text:p text:style-name="Preformatted_20_Text">is calculated using this formula:</text:p>
      <text:p text:style-name="Preformatted_20_Text"/>
      <text:p text:style-name="Preformatted_20_Text"><text:s text:c="4"/>l2_entries = (cluster_size / (2 * sizeof(uint64_t)))</text:p>
      <text:p text:style-name="Preformatted_20_Text"/>
      <text:p text:style-name="Preformatted_20_Text">The first 64 bits have the same format as the standard L2 table entry described</text:p>
      <text:p text:style-name="Preformatted_20_Text">in the previous section, with the exception of bit 0 of the standard cluster</text:p>
      <text:p text:style-name="Preformatted_20_Text">descriptor.</text:p>
      <text:p text:style-name="Preformatted_20_Text"/>
      <text:p text:style-name="Preformatted_20_Text">The last 64 bits contain a subcluster allocation bitmap with this format:</text:p>
      <text:p text:style-name="Preformatted_20_Text"/>
      <text:p text:style-name="Preformatted_20_Text">Subcluster Allocation Bitmap (for standard clusters):</text:p>
      <text:p text:style-name="Preformatted_20_Text"/>
      <text:p text:style-name="Preformatted_20_Text"><text:s text:c="4"/>Bit <text:s/>0 - 31: <text:s text:c="3"/>Allocation status (one bit per subcluster)</text:p>
      <text:p text:style-name="Preformatted_20_Text"/>
      <text:p text:style-name="Preformatted_20_Text"><text:s text:c="20"/>1: the subcluster is allocated. In this case the</text:p>
      <text:p text:style-name="Preformatted_20_Text"><text:s text:c="23"/>host cluster offset field must contain a valid</text:p>
      <text:p text:style-name="Preformatted_20_Text"><text:s text:c="23"/>offset.</text:p>
      <text:p text:style-name="Preformatted_20_Text"><text:s text:c="20"/>0: the subcluster is not allocated. In this case</text:p>
      <text:p text:style-name="Preformatted_20_Text"><text:s text:c="23"/>read requests shall go to the backing file or</text:p>
      <text:p text:style-name="Preformatted_20_Text"><text:s text:c="23"/>return zeros if there is no backing file data.</text:p>
      <text:p text:style-name="Preformatted_20_Text"/>
      <text:p text:style-name="Preformatted_20_Text"><text:s text:c="20"/>Bits are assigned starting from the least significant</text:p>
      <text:p text:style-name="Preformatted_20_Text"><text:s text:c="20"/>one (i.e. bit x is used for subcluster x).</text:p>
      <text:p text:style-name="Preformatted_20_Text"/>
      <text:p text:style-name="Preformatted_20_Text"><text:s text:c="8"/>32 - 63 <text:s text:c="4"/>Subcluster reads as zeros (one bit per subcluster)</text:p>
      <text:p text:style-name="Preformatted_20_Text"/>
      <text:p text:style-name="Preformatted_20_Text"><text:s text:c="20"/>1: the subcluster reads as zeros. In this case the</text:p>
      <text:p text:style-name="Preformatted_20_Text"><text:soft-page-break/><text:s text:c="23"/>allocation status bit must be unset. The host</text:p>
      <text:p text:style-name="Preformatted_20_Text"><text:s text:c="23"/>cluster offset field may or may not be set.</text:p>
      <text:p text:style-name="Preformatted_20_Text"><text:s text:c="20"/>0: no effect.</text:p>
      <text:p text:style-name="Preformatted_20_Text"/>
      <text:p text:style-name="Preformatted_20_Text"><text:s text:c="20"/>Bits are assigned starting from the least significant</text:p>
      <text:p text:style-name="Preformatted_20_Text"><text:s text:c="20"/>one (i.e. bit x is used for subcluster x - 32).</text:p>
      <text:p text:style-name="Preformatted_20_Text"/>
      <text:p text:style-name="Preformatted_20_Text">Subcluster Allocation Bitmap (for compressed clusters):</text:p>
      <text:p text:style-name="Preformatted_20_Text"/>
      <text:p text:style-name="Preformatted_20_Text"><text:s text:c="4"/>Bit <text:s/>0 - 63: <text:s text:c="3"/>Reserved (set to 0)</text:p>
      <text:p text:style-name="Preformatted_20_Text"><text:s text:c="20"/>Compressed clusters don't have subclusters,</text:p>
      <text:p text:style-name="Preformatted_20_Text"><text:s text:c="20"/>so this field is not used.</text:p>
      <text:p text:style-name="Preformatted_20_Text"/>
      <text:p text:style-name="P3">== Snapshots ==</text:p>
      <text:p text:style-name="Preformatted_20_Text"/>
      <text:p text:style-name="Preformatted_20_Text">qcow2 supports internal snapshots. Their basic principle of operation is to</text:p>
      <text:p text:style-name="Preformatted_20_Text">switch the active L1 table, so that a different set of host clusters are</text:p>
      <text:p text:style-name="Preformatted_20_Text">exposed to the guest.</text:p>
      <text:p text:style-name="Preformatted_20_Text"/>
      <text:p text:style-name="Preformatted_20_Text">When creating a snapshot, the L1 table should be copied and the refcount of all</text:p>
      <text:p text:style-name="Preformatted_20_Text">L2 tables and clusters reachable from this L1 table must be increased, so that</text:p>
      <text:p text:style-name="Preformatted_20_Text">a write causes a COW and isn't visible in other snapshots.</text:p>
      <text:p text:style-name="Preformatted_20_Text"/>
      <text:p text:style-name="Preformatted_20_Text">When loading a snapshot, bit 63 of all entries in the new active L1 table and</text:p>
      <text:p text:style-name="Preformatted_20_Text">all L2 tables referenced by it must be reconstructed from the refcount table</text:p>
      <text:p text:style-name="Preformatted_20_Text">as it doesn't need to be accurate in inactive L1 tables.</text:p>
      <text:p text:style-name="Preformatted_20_Text"/>
      <text:p text:style-name="Preformatted_20_Text">A directory of all snapshots is stored in the snapshot table, a contiguous area</text:p>
      <text:p text:style-name="Preformatted_20_Text">in the image file, whose starting offset and length are given by the header</text:p>
      <text:p text:style-name="Preformatted_20_Text">fields snapshots_offset and nb_snapshots. The entries of the snapshot table</text:p>
      <text:p text:style-name="Preformatted_20_Text">have variable length, depending on the length of ID, name and extra data.</text:p>
      <text:p text:style-name="Preformatted_20_Text"/>
      <text:p text:style-name="Preformatted_20_Text">Snapshot table entry:</text:p>
      <text:p text:style-name="Preformatted_20_Text"/>
      <text:p text:style-name="Preformatted_20_Text"><text:s text:c="4"/>Byte 0 - <text:s/>7: <text:s text:c="3"/>Offset into the image file at which the L1 table for the</text:p>
      <text:p text:style-name="Preformatted_20_Text"><text:s text:c="20"/>snapshot starts. Must be aligned to a cluster boundary.</text:p>
      <text:p text:style-name="Preformatted_20_Text"/>
      <text:p text:style-name="Preformatted_20_Text"><text:s text:c="9"/>8 - 11: <text:s text:c="3"/>Number of entries in the L1 table of the snapshots</text:p>
      <text:p text:style-name="Preformatted_20_Text"/>
      <text:p text:style-name="Preformatted_20_Text"><text:s text:c="8"/>12 - 13: <text:s text:c="3"/>Length of the unique ID string describing the snapshot</text:p>
      <text:p text:style-name="Preformatted_20_Text"/>
      <text:p text:style-name="Preformatted_20_Text"><text:s text:c="8"/>14 - 15: <text:s text:c="3"/>Length of the name of the snapshot</text:p>
      <text:p text:style-name="Preformatted_20_Text"/>
      <text:p text:style-name="Preformatted_20_Text"><text:s text:c="8"/>16 - 19: <text:s text:c="3"/>Time at which the snapshot was taken in seconds since the</text:p>
      <text:p text:style-name="Preformatted_20_Text"><text:s text:c="20"/>Epoch</text:p>
      <text:p text:style-name="Preformatted_20_Text"/>
      <text:p text:style-name="Preformatted_20_Text"><text:s text:c="8"/>20 - 23: <text:s text:c="3"/>Subsecond part of the time at which the snapshot was taken</text:p>
      <text:p text:style-name="Preformatted_20_Text"><text:s text:c="20"/>in nanoseconds</text:p>
      <text:p text:style-name="Preformatted_20_Text"/>
      <text:p text:style-name="Preformatted_20_Text"><text:s text:c="8"/>24 - 31: <text:s text:c="3"/>Time that the guest was running until the snapshot was</text:p>
      <text:p text:style-name="Preformatted_20_Text"><text:s text:c="20"/>taken in nanoseconds</text:p>
      <text:p text:style-name="Preformatted_20_Text"/>
      <text:p text:style-name="Preformatted_20_Text"><text:s text:c="8"/>32 - 35: <text:s text:c="3"/>Size of the VM state in bytes. 0 if no VM state is saved.</text:p>
      <text:p text:style-name="Preformatted_20_Text"><text:s text:c="20"/>If there is VM state, it starts at the first cluster</text:p>
      <text:p text:style-name="Preformatted_20_Text"><text:s text:c="20"/>described by first L1 table entry that doesn't describe a</text:p>
      <text:p text:style-name="Preformatted_20_Text"><text:s text:c="20"/>regular guest cluster (i.e. VM state is stored like guest</text:p>
      <text:p text:style-name="Preformatted_20_Text"><text:s text:c="20"/>disk content, except that it is stored at offsets that are</text:p>
      <text:p text:style-name="Preformatted_20_Text"><text:s text:c="20"/>larger than the virtual disk presented to the guest)</text:p>
      <text:p text:style-name="Preformatted_20_Text"/>
      <text:p text:style-name="Preformatted_20_Text"><text:s text:c="8"/>36 - 39: <text:s text:c="3"/>Size of extra data in the table entry (used for future</text:p>
      <text:p text:style-name="Preformatted_20_Text"><text:s text:c="20"/>extensions of the format)</text:p>
      <text:p text:style-name="Preformatted_20_Text"/>
      <text:p text:style-name="Preformatted_20_Text"><text:s text:c="8"/>variable: <text:s text:c="2"/>Extra data for future extensions. Unknown fields must be</text:p>
      <text:p text:style-name="Preformatted_20_Text"><text:s text:c="20"/>ignored. Currently defined are (offset relative to snapshot</text:p>
      <text:p text:style-name="Preformatted_20_Text"><text:soft-page-break/><text:s text:c="20"/>table entry):</text:p>
      <text:p text:style-name="Preformatted_20_Text"/>
      <text:p text:style-name="Preformatted_20_Text"><text:s text:c="20"/>Byte 40 - 47: <text:s text:c="2"/>Size of the VM state in bytes. 0 if no VM</text:p>
      <text:p text:style-name="Preformatted_20_Text"><text:s text:c="36"/>state is saved. If this field is present,</text:p>
      <text:p text:style-name="Preformatted_20_Text"><text:s text:c="36"/>the 32-bit value in bytes 32-35 is ignored.</text:p>
      <text:p text:style-name="Preformatted_20_Text"/>
      <text:p text:style-name="Preformatted_20_Text"><text:s text:c="20"/>Byte 48 - 55: <text:s text:c="2"/>Virtual disk size of the snapshot in bytes</text:p>
      <text:p text:style-name="Preformatted_20_Text"/>
      <text:p text:style-name="Preformatted_20_Text"><text:s text:c="20"/>Byte 56 - 63: <text:s text:c="2"/>icount value which corresponds to</text:p>
      <text:p text:style-name="Preformatted_20_Text"><text:s text:c="36"/>the record/replay instruction count</text:p>
      <text:p text:style-name="Preformatted_20_Text"><text:s text:c="36"/>when the snapshot was taken. Set to -1</text:p>
      <text:p text:style-name="Preformatted_20_Text"><text:s text:c="36"/>if icount was disabled</text:p>
      <text:p text:style-name="Preformatted_20_Text"/>
      <text:p text:style-name="Preformatted_20_Text"><text:s text:c="20"/>Version 3 images must include extra data at least up to</text:p>
      <text:p text:style-name="Preformatted_20_Text"><text:s text:c="20"/>byte 55.</text:p>
      <text:p text:style-name="Preformatted_20_Text"/>
      <text:p text:style-name="Preformatted_20_Text"><text:s text:c="8"/>variable: <text:s text:c="2"/>Unique ID string for the snapshot (not null terminated)</text:p>
      <text:p text:style-name="Preformatted_20_Text"/>
      <text:p text:style-name="Preformatted_20_Text"><text:s text:c="8"/>variable: <text:s text:c="2"/>Name of the snapshot (not null terminated)</text:p>
      <text:p text:style-name="Preformatted_20_Text"/>
      <text:p text:style-name="Preformatted_20_Text"><text:s text:c="8"/>variable: <text:s text:c="2"/>Padding to round up the snapshot table entry size to the</text:p>
      <text:p text:style-name="Preformatted_20_Text"><text:s text:c="20"/>next multiple of 8.</text:p>
      <text:p text:style-name="Preformatted_20_Text"/>
      <text:p text:style-name="Preformatted_20_Text"/>
      <text:p text:style-name="Preformatted_20_Text">== Bitmaps ==</text:p>
      <text:p text:style-name="Preformatted_20_Text"/>
      <text:p text:style-name="Preformatted_20_Text">As mentioned above, the bitmaps extension provides the ability to store bitmaps</text:p>
      <text:p text:style-name="Preformatted_20_Text">related to a virtual disk. This section describes how these bitmaps are stored.</text:p>
      <text:p text:style-name="Preformatted_20_Text"/>
      <text:p text:style-name="Preformatted_20_Text">All stored bitmaps are related to the virtual disk stored in the same image, so</text:p>
      <text:p text:style-name="Preformatted_20_Text">each bitmap size is equal to the virtual disk size.</text:p>
      <text:p text:style-name="Preformatted_20_Text"/>
      <text:p text:style-name="Preformatted_20_Text">Each bit of the bitmap is responsible for strictly defined range of the virtual</text:p>
      <text:p text:style-name="Preformatted_20_Text">disk. For bit number bit_nr the corresponding range (in bytes) will be:</text:p>
      <text:p text:style-name="Preformatted_20_Text"/>
      <text:p text:style-name="Preformatted_20_Text"><text:s text:c="4"/>[bit_nr * bitmap_granularity .. (bit_nr + 1) * bitmap_granularity - 1]</text:p>
      <text:p text:style-name="Preformatted_20_Text"/>
      <text:p text:style-name="Preformatted_20_Text">Granularity is a property of the concrete bitmap, see below.</text:p>
      <text:p text:style-name="Preformatted_20_Text"/>
      <text:p text:style-name="Preformatted_20_Text"/>
      <text:p text:style-name="Preformatted_20_Text">=== Bitmap directory ===</text:p>
      <text:p text:style-name="Preformatted_20_Text"/>
      <text:p text:style-name="Preformatted_20_Text">Each bitmap saved in the image is described in a bitmap directory entry. The</text:p>
      <text:p text:style-name="Preformatted_20_Text">bitmap directory is a contiguous area in the image file, whose starting offset</text:p>
      <text:p text:style-name="Preformatted_20_Text">and length are given by the header extension fields bitmap_directory_offset and</text:p>
      <text:p text:style-name="Preformatted_20_Text">bitmap_directory_size. The entries of the bitmap directory have variable</text:p>
      <text:p text:style-name="Preformatted_20_Text">length, depending on the lengths of the bitmap name and extra data.</text:p>
      <text:p text:style-name="Preformatted_20_Text"/>
      <text:p text:style-name="Preformatted_20_Text">Structure of a bitmap directory entry:</text:p>
      <text:p text:style-name="Preformatted_20_Text"/>
      <text:p text:style-name="Preformatted_20_Text"><text:s text:c="4"/>Byte 0 - <text:s/>7: <text:s text:c="3"/>bitmap_table_offset</text:p>
      <text:p text:style-name="Preformatted_20_Text"><text:s text:c="20"/>Offset into the image file at which the bitmap table</text:p>
      <text:p text:style-name="Preformatted_20_Text"><text:s text:c="20"/>(described below) for the bitmap starts. Must be aligned to</text:p>
      <text:p text:style-name="Preformatted_20_Text"><text:s text:c="20"/>a cluster boundary.</text:p>
      <text:p text:style-name="Preformatted_20_Text"/>
      <text:p text:style-name="Preformatted_20_Text"><text:s text:c="9"/>8 - 11: <text:s text:c="3"/>bitmap_table_size</text:p>
      <text:p text:style-name="Preformatted_20_Text"><text:s text:c="20"/>Number of entries in the bitmap table of the bitmap.</text:p>
      <text:p text:style-name="Preformatted_20_Text"/>
      <text:p text:style-name="Preformatted_20_Text"><text:s text:c="8"/>12 - 15: <text:s text:c="3"/>flags</text:p>
      <text:p text:style-name="Preformatted_20_Text"><text:s text:c="20"/>Bit</text:p>
      <text:p text:style-name="Preformatted_20_Text"><text:s text:c="22"/>0: in_use</text:p>
      <text:p text:style-name="Preformatted_20_Text"><text:s text:c="25"/>The bitmap was not saved correctly and may be</text:p>
      <text:p text:style-name="Preformatted_20_Text"><text:s text:c="25"/>inconsistent. Although the bitmap metadata is still</text:p>
      <text:p text:style-name="Preformatted_20_Text"><text:s text:c="25"/>well-formed from a qcow2 perspective, the metadata</text:p>
      <text:p text:style-name="Preformatted_20_Text"><text:soft-page-break/><text:s text:c="25"/>(such as the auto flag or bitmap size) or data</text:p>
      <text:p text:style-name="Preformatted_20_Text"><text:s text:c="25"/>contents may be outdated.</text:p>
      <text:p text:style-name="Preformatted_20_Text"/>
      <text:p text:style-name="Preformatted_20_Text"><text:s text:c="22"/>1: auto</text:p>
      <text:p text:style-name="Preformatted_20_Text"><text:s text:c="25"/>The bitmap must reflect all changes of the virtual</text:p>
      <text:p text:style-name="Preformatted_20_Text"><text:s text:c="25"/>disk by any application that would write to this qcow2</text:p>
      <text:p text:style-name="Preformatted_20_Text"><text:s text:c="25"/>file (including writes, snapshot switching, etc.). The</text:p>
      <text:p text:style-name="Preformatted_20_Text"><text:s text:c="25"/>type of this bitmap must be 'dirty tracking bitmap'.</text:p>
      <text:p text:style-name="Preformatted_20_Text"/>
      <text:p text:style-name="Preformatted_20_Text"><text:s text:c="22"/>2: extra_data_compatible</text:p>
      <text:p text:style-name="Preformatted_20_Text"><text:s text:c="25"/>This flags is meaningful when the extra data is</text:p>
      <text:p text:style-name="Preformatted_20_Text"><text:s text:c="25"/>unknown to the software (currently any extra data is</text:p>
      <text:p text:style-name="Preformatted_20_Text"><text:s text:c="25"/>unknown to QEMU).</text:p>
      <text:p text:style-name="Preformatted_20_Text"><text:s text:c="25"/>If it is set, the bitmap may be used as expected, extra</text:p>
      <text:p text:style-name="Preformatted_20_Text"><text:s text:c="25"/>data must be left as is.</text:p>
      <text:p text:style-name="Preformatted_20_Text"><text:s text:c="25"/>If it is not set, the bitmap must not be used, but</text:p>
      <text:p text:style-name="Preformatted_20_Text"><text:s text:c="25"/>both it and its extra data be left as is.</text:p>
      <text:p text:style-name="Preformatted_20_Text"/>
      <text:p text:style-name="Preformatted_20_Text"><text:s text:c="20"/>Bits 3 - 31 are reserved and must be 0.</text:p>
      <text:p text:style-name="Preformatted_20_Text"/>
      <text:p text:style-name="Preformatted_20_Text"><text:s text:c="13"/>16: <text:s text:c="3"/>type</text:p>
      <text:p text:style-name="Preformatted_20_Text"><text:s text:c="20"/>This field describes the sort of the bitmap.</text:p>
      <text:p text:style-name="Preformatted_20_Text"><text:s text:c="20"/>Values:</text:p>
      <text:p text:style-name="Preformatted_20_Text"><text:s text:c="22"/>1: Dirty tracking bitmap</text:p>
      <text:p text:style-name="Preformatted_20_Text"/>
      <text:p text:style-name="Preformatted_20_Text"><text:s text:c="20"/>Values 0, 2 - 255 are reserved.</text:p>
      <text:p text:style-name="Preformatted_20_Text"/>
      <text:p text:style-name="Preformatted_20_Text"><text:s text:c="13"/>17: <text:s text:c="3"/>granularity_bits</text:p>
      <text:p text:style-name="Preformatted_20_Text"><text:s text:c="20"/>Granularity bits. Valid values: 0 - 63.</text:p>
      <text:p text:style-name="Preformatted_20_Text"/>
      <text:p text:style-name="Preformatted_20_Text"><text:s text:c="20"/>Note: QEMU currently supports only values 9 - 31.</text:p>
      <text:p text:style-name="Preformatted_20_Text"/>
      <text:p text:style-name="Preformatted_20_Text"><text:s text:c="20"/>Granularity is calculated as</text:p>
      <text:p text:style-name="Preformatted_20_Text"><text:s text:c="24"/>granularity = 1 &lt;&lt; granularity_bits</text:p>
      <text:p text:style-name="Preformatted_20_Text"/>
      <text:p text:style-name="Preformatted_20_Text"><text:s text:c="20"/>A bitmap's granularity is how many bytes of the image</text:p>
      <text:p text:style-name="Preformatted_20_Text"><text:s text:c="20"/>accounts for one bit of the bitmap.</text:p>
      <text:p text:style-name="Preformatted_20_Text"/>
      <text:p text:style-name="Preformatted_20_Text"><text:s text:c="8"/>18 - 19: <text:s text:c="3"/>name_size</text:p>
      <text:p text:style-name="Preformatted_20_Text"><text:s text:c="20"/>Size of the bitmap name. Must be non-zero.</text:p>
      <text:p text:style-name="Preformatted_20_Text"/>
      <text:p text:style-name="Preformatted_20_Text"><text:s text:c="20"/>Note: QEMU currently doesn't support values greater than</text:p>
      <text:p text:style-name="Preformatted_20_Text"><text:s text:c="20"/>1023.</text:p>
      <text:p text:style-name="Preformatted_20_Text"/>
      <text:p text:style-name="Preformatted_20_Text"><text:s text:c="8"/>20 - 23: <text:s text:c="3"/>extra_data_size</text:p>
      <text:p text:style-name="Preformatted_20_Text"><text:s text:c="20"/>Size of type-specific extra data.</text:p>
      <text:p text:style-name="Preformatted_20_Text"/>
      <text:p text:style-name="Preformatted_20_Text"><text:s text:c="20"/>For now, as no extra data is defined, extra_data_size is</text:p>
      <text:p text:style-name="Preformatted_20_Text"><text:s text:c="20"/>reserved and should be zero. If it is non-zero the</text:p>
      <text:p text:style-name="Preformatted_20_Text"><text:s text:c="20"/>behavior is defined by extra_data_compatible flag.</text:p>
      <text:p text:style-name="Preformatted_20_Text"/>
      <text:p text:style-name="Preformatted_20_Text"><text:s text:c="8"/>variable: <text:s text:c="2"/>extra_data</text:p>
      <text:p text:style-name="Preformatted_20_Text"><text:s text:c="20"/>Extra data for the bitmap, occupying extra_data_size bytes.</text:p>
      <text:p text:style-name="Preformatted_20_Text"><text:s text:c="20"/>Extra data must never contain references to clusters or in</text:p>
      <text:p text:style-name="Preformatted_20_Text"><text:s text:c="20"/>some other way allocate additional clusters.</text:p>
      <text:p text:style-name="Preformatted_20_Text"/>
      <text:p text:style-name="Preformatted_20_Text"><text:s text:c="8"/>variable: <text:s text:c="2"/>name</text:p>
      <text:p text:style-name="Preformatted_20_Text"><text:s text:c="20"/>The name of the bitmap (not null terminated), occupying</text:p>
      <text:p text:style-name="Preformatted_20_Text"><text:s text:c="20"/>name_size bytes. Must be unique among all bitmap names</text:p>
      <text:p text:style-name="Preformatted_20_Text"><text:s text:c="20"/>within the bitmaps extension.</text:p>
      <text:p text:style-name="Preformatted_20_Text"/>
      <text:p text:style-name="Preformatted_20_Text"><text:s text:c="8"/>variable: <text:s text:c="2"/>Padding to round up the bitmap directory entry size to the</text:p>
      <text:p text:style-name="Preformatted_20_Text"><text:s text:c="20"/>next multiple of 8. All bytes of the padding must be zero.</text:p>
      <text:p text:style-name="Preformatted_20_Text"/>
      <text:p text:style-name="Preformatted_20_Text"><text:soft-page-break/></text:p>
      <text:p text:style-name="Preformatted_20_Text">=== Bitmap table ===</text:p>
      <text:p text:style-name="Preformatted_20_Text"/>
      <text:p text:style-name="Preformatted_20_Text">Each bitmap is stored using a one-level structure (as opposed to two-level</text:p>
      <text:p text:style-name="Preformatted_20_Text">structures like for refcounts and guest clusters mapping) for the mapping of</text:p>
      <text:p text:style-name="Preformatted_20_Text">bitmap data to host clusters. This structure is called the bitmap table.</text:p>
      <text:p text:style-name="Preformatted_20_Text"/>
      <text:p text:style-name="Preformatted_20_Text">Each bitmap table has a variable size (stored in the bitmap directory entry)</text:p>
      <text:p text:style-name="Preformatted_20_Text">and may use multiple clusters, however, it must be contiguous in the image</text:p>
      <text:p text:style-name="Preformatted_20_Text">file.</text:p>
      <text:p text:style-name="Preformatted_20_Text"/>
      <text:p text:style-name="Preformatted_20_Text">Structure of a bitmap table entry:</text:p>
      <text:p text:style-name="Preformatted_20_Text"/>
      <text:p text:style-name="Preformatted_20_Text"><text:s text:c="4"/>Bit <text:s text:c="6"/>0: <text:s text:c="3"/>Reserved and must be zero if bits 9 - 55 are non-zero.</text:p>
      <text:p text:style-name="Preformatted_20_Text"><text:s text:c="20"/>If bits 9 - 55 are zero:</text:p>
      <text:p text:style-name="Preformatted_20_Text"><text:s text:c="22"/>0: Cluster should be read as all zeros.</text:p>
      <text:p text:style-name="Preformatted_20_Text"><text:s text:c="22"/>1: Cluster should be read as all ones.</text:p>
      <text:p text:style-name="Preformatted_20_Text"/>
      <text:p text:style-name="Preformatted_20_Text"><text:s text:c="9"/>1 - <text:s/>8: <text:s text:c="3"/>Reserved and must be zero.</text:p>
      <text:p text:style-name="Preformatted_20_Text"/>
      <text:p text:style-name="Preformatted_20_Text"><text:s text:c="9"/>9 - 55: <text:s text:c="3"/>Bits 9 - 55 of the host cluster offset. Must be aligned to</text:p>
      <text:p text:style-name="Preformatted_20_Text"><text:s text:c="20"/>a cluster boundary. If the offset is 0, the cluster is</text:p>
      <text:p text:style-name="Preformatted_20_Text"><text:s text:c="20"/>unallocated; in that case, bit 0 determines how this</text:p>
      <text:p text:style-name="Preformatted_20_Text"><text:s text:c="20"/>cluster should be treated during reads.</text:p>
      <text:p text:style-name="Preformatted_20_Text"/>
      <text:p text:style-name="Preformatted_20_Text"><text:s text:c="8"/>56 - 63: <text:s text:c="3"/>Reserved and must be zero.</text:p>
      <text:p text:style-name="Preformatted_20_Text"/>
      <text:p text:style-name="Preformatted_20_Text"/>
      <text:p text:style-name="Preformatted_20_Text">=== Bitmap data ===</text:p>
      <text:p text:style-name="Preformatted_20_Text"/>
      <text:p text:style-name="Preformatted_20_Text">As noted above, bitmap data is stored in separate clusters, described by the</text:p>
      <text:p text:style-name="Preformatted_20_Text">bitmap table. Given an offset (in bytes) into the bitmap data, the offset into</text:p>
      <text:p text:style-name="Preformatted_20_Text">the image file can be obtained as follows:</text:p>
      <text:p text:style-name="Preformatted_20_Text"/>
      <text:p text:style-name="Preformatted_20_Text"><text:s text:c="4"/>image_offset(bitmap_data_offset) =</text:p>
      <text:p text:style-name="Preformatted_20_Text"><text:s text:c="8"/>bitmap_table[bitmap_data_offset / cluster_size] +</text:p>
      <text:p text:style-name="Preformatted_20_Text"><text:s text:c="12"/>(bitmap_data_offset % cluster_size)</text:p>
      <text:p text:style-name="Preformatted_20_Text"/>
      <text:p text:style-name="Preformatted_20_Text">This offset is not defined if bits 9 - 55 of bitmap table entry are zero (see</text:p>
      <text:p text:style-name="Preformatted_20_Text">above).</text:p>
      <text:p text:style-name="Preformatted_20_Text"/>
      <text:p text:style-name="Preformatted_20_Text">Given an offset byte_nr into the virtual disk and the bitmap's granularity, the</text:p>
      <text:p text:style-name="Preformatted_20_Text">bit offset into the image file to the corresponding bit of the bitmap can be</text:p>
      <text:p text:style-name="Preformatted_20_Text">calculated like this:</text:p>
      <text:p text:style-name="Preformatted_20_Text"/>
      <text:p text:style-name="Preformatted_20_Text"><text:s text:c="4"/>bit_offset(byte_nr) =</text:p>
      <text:p text:style-name="Preformatted_20_Text"><text:s text:c="8"/>image_offset(byte_nr / granularity / 8) * 8 +</text:p>
      <text:p text:style-name="Preformatted_20_Text"><text:s text:c="12"/>(byte_nr / granularity) % 8</text:p>
      <text:p text:style-name="Preformatted_20_Text"/>
      <text:p text:style-name="Preformatted_20_Text">If the size of the bitmap data is not a multiple of the cluster size then the</text:p>
      <text:p text:style-name="Preformatted_20_Text">last cluster of the bitmap data contains some unused tail bits. These bits must</text:p>
      <text:p text:style-name="Preformatted_20_Text">be zero.</text:p>
      <text:p text:style-name="Preformatted_20_Text"/>
      <text:p text:style-name="Preformatted_20_Text"/>
      <text:p text:style-name="Preformatted_20_Text">=== Dirty tracking bitmaps ===</text:p>
      <text:p text:style-name="Preformatted_20_Text"/>
      <text:p text:style-name="Preformatted_20_Text">Bitmaps with 'type' field equal to one are dirty tracking bitmaps.</text:p>
      <text:p text:style-name="Preformatted_20_Text"/>
      <text:p text:style-name="Preformatted_20_Text">When the virtual disk is in use dirty tracking bitmap may be 'enabled' or</text:p>
      <text:p text:style-name="Preformatted_20_Text">'disabled'. While the bitmap is 'enabled', all writes to the virtual disk</text:p>
      <text:p text:style-name="Preformatted_20_Text">should be reflected in the bitmap. A set bit in the bitmap means that the</text:p>
      <text:p text:style-name="Preformatted_20_Text">corresponding range of the virtual disk (see above) was written to while the</text:p>
      <text:p text:style-name="Preformatted_20_Text">bitmap was 'enabled'. An unset bit means that this range was not written to.</text:p>
      <text:p text:style-name="Preformatted_20_Text"/>
      <text:p text:style-name="Preformatted_20_Text"><text:soft-page-break/>The software doesn't have to sync the bitmap in the image file with its</text:p>
      <text:p text:style-name="Preformatted_20_Text">representation in RAM after each write or metadata change. Flag 'in_use'</text:p>
      <text:p text:style-name="Preformatted_20_Text">should be set while the bitmap is not synced.</text:p>
      <text:p text:style-name="Preformatted_20_Text"/>
      <text:p text:style-name="Preformatted_20_Text">In the image file the 'enabled' state is reflected by the 'auto' flag. If this</text:p>
      <text:p text:style-name="Preformatted_20_Text">flag is set, the software must consider the bitmap as 'enabled' and start</text:p>
      <text:p text:style-name="Preformatted_20_Text">tracking virtual disk changes to this bitmap from the first write to the</text:p>
      <text:p text:style-name="P2">virtual disk. If this flag is not set then the bitmap is disabled.</text:p>
      <text:p text:style-name="Standard"/>
      <text:p text:style-name="Standard"/>
      <text:p text:style-name="Standard"><text:a xlink:type="simple" xlink:href="https://github.com/qemu/qemu/blob/master/docs/qcow2-cache.txt" text:style-name="Internet_20_link" text:visited-style-name="Visited_20_Internet_20_Link">https://github.com/qemu/qemu/blob/master/docs/qcow2-cache.txt</text:a></text:p>
      <text:p text:style-name="Preformatted_20_Text">qcow2 L2/refcount cache configuration</text:p>
      <text:p text:style-name="Preformatted_20_Text">=====================================</text:p>
      <text:p text:style-name="Preformatted_20_Text">Copyright (C) 2015, 2018-2020 Igalia, S.L.</text:p>
      <text:p text:style-name="Preformatted_20_Text">Author: Alberto Garcia &lt;berto@igalia.com&gt;</text:p>
      <text:p text:style-name="Preformatted_20_Text"/>
      <text:p text:style-name="Preformatted_20_Text">This work is licensed under the terms of the GNU GPL, version 2 or</text:p>
      <text:p text:style-name="Preformatted_20_Text">later. See the COPYING file in the top-level directory.</text:p>
      <text:p text:style-name="Preformatted_20_Text"/>
      <text:p text:style-name="Preformatted_20_Text">Introduction</text:p>
      <text:p text:style-name="Preformatted_20_Text">------------</text:p>
      <text:p text:style-name="Preformatted_20_Text">The QEMU qcow2 driver has two caches that can improve the I/O</text:p>
      <text:p text:style-name="Preformatted_20_Text">performance significantly. However, setting the right cache sizes is</text:p>
      <text:p text:style-name="Preformatted_20_Text">not a straightforward operation.</text:p>
      <text:p text:style-name="Preformatted_20_Text"/>
      <text:p text:style-name="Preformatted_20_Text">This document attempts to give an overview of the L2 and refcount</text:p>
      <text:p text:style-name="Preformatted_20_Text">caches, and how to configure them.</text:p>
      <text:p text:style-name="Preformatted_20_Text"/>
      <text:p text:style-name="Preformatted_20_Text">Please refer to the docs/interop/qcow2.txt file for an in-depth</text:p>
      <text:p text:style-name="Preformatted_20_Text">technical description of the qcow2 file format.</text:p>
      <text:p text:style-name="Preformatted_20_Text"/>
      <text:p text:style-name="Preformatted_20_Text"/>
      <text:p text:style-name="Preformatted_20_Text">Clusters</text:p>
      <text:p text:style-name="Preformatted_20_Text">--------</text:p>
      <text:p text:style-name="Preformatted_20_Text">A qcow2 file is organized in units of constant size called clusters.</text:p>
      <text:p text:style-name="Preformatted_20_Text"/>
      <text:p text:style-name="Preformatted_20_Text">The cluster size is configurable, but it must be a power of two and</text:p>
      <text:p text:style-name="Preformatted_20_Text">its value 512 bytes or higher. QEMU currently defaults to 64 KB</text:p>
      <text:p text:style-name="Preformatted_20_Text">clusters, and it does not support sizes larger than 2MB. <text:span text:style-name="T4">(aqui está o caso da qcow3 se é que existe)</text:span></text:p>
      <text:p text:style-name="Preformatted_20_Text"/>
      <text:p text:style-name="Preformatted_20_Text">The 'qemu-img create' command supports specifying the size using the</text:p>
      <text:p text:style-name="Preformatted_20_Text">cluster_size option:</text:p>
      <text:p text:style-name="Preformatted_20_Text"/>
      <text:p text:style-name="Preformatted_20_Text"><text:s text:c="3"/>qemu-img create -f qcow2 -o cluster_size=128K hd.qcow2 4G</text:p>
      <text:p text:style-name="Preformatted_20_Text"/>
      <text:p text:style-name="Preformatted_20_Text"/>
      <text:p text:style-name="Preformatted_20_Text">The L2 tables</text:p>
      <text:p text:style-name="Preformatted_20_Text">-------------</text:p>
      <text:p text:style-name="Preformatted_20_Text">The qcow2 format uses a two-level structure to map the virtual disk as</text:p>
      <text:p text:style-name="Preformatted_20_Text">seen by the guest to the disk image in the host. These structures are</text:p>
      <text:p text:style-name="Preformatted_20_Text">called the L1 and L2 tables.</text:p>
      <text:p text:style-name="Preformatted_20_Text"/>
      <text:p text:style-name="Preformatted_20_Text">There is one single L1 table per disk image. The table is small and is</text:p>
      <text:p text:style-name="Preformatted_20_Text">always kept in memory.</text:p>
      <text:p text:style-name="Preformatted_20_Text"/>
      <text:p text:style-name="Preformatted_20_Text">There can be many L2 tables, depending on how much space has been</text:p>
      <text:p text:style-name="Preformatted_20_Text">allocated in the image. Each table is one cluster in size. In order to</text:p>
      <text:p text:style-name="Preformatted_20_Text">read or write data from the virtual disk, QEMU needs to read its</text:p>
      <text:p text:style-name="Preformatted_20_Text">corresponding L2 table to find out where that data is located. S<text:span text:style-name="T2">ince</text:span></text:p>
      <text:p text:style-name="P3">reading the table for each I/O operation can be expensive, QEMU keeps</text:p>
      <text:p text:style-name="P3">an L2 cache in memory to speed up disk access.</text:p>
      <text:p text:style-name="Preformatted_20_Text"><text:soft-page-break/></text:p>
      <text:p text:style-name="Preformatted_20_Text">The size of the <text:span text:style-name="T2">L2 cache can be configured, and setting the right</text:span></text:p>
      <text:p text:style-name="P3">value can improve the I/O performance significantly.</text:p>
      <text:p text:style-name="Preformatted_20_Text"/>
      <text:p text:style-name="Preformatted_20_Text"/>
      <text:p text:style-name="Preformatted_20_Text">The refcount blocks</text:p>
      <text:p text:style-name="Preformatted_20_Text">-------------------</text:p>
      <text:p text:style-name="Preformatted_20_Text">The qcow2 format also maintains a reference count for each cluster.</text:p>
      <text:p text:style-name="P3">Reference counts are used for cluster allocation and internal</text:p>
      <text:p text:style-name="Preformatted_20_Text"><text:span text:style-name="T2">snapshots</text:span>. The data is stored in a two-level structure similar to the</text:p>
      <text:p text:style-name="Preformatted_20_Text">L1/L2 tables described above.</text:p>
      <text:p text:style-name="Preformatted_20_Text"/>
      <text:p text:style-name="Preformatted_20_Text">The second level structures are called refcount blocks, are also one</text:p>
      <text:p text:style-name="Preformatted_20_Text">cluster in size and the number is also variable and dependent on the</text:p>
      <text:p text:style-name="Preformatted_20_Text">amount of allocated space.</text:p>
      <text:p text:style-name="Preformatted_20_Text"/>
      <text:p text:style-name="Preformatted_20_Text">Each block contains a number of refcount entries. Their size (in bits)</text:p>
      <text:p text:style-name="Preformatted_20_Text">is a power of two and must not be higher than 64. It defaults to 16</text:p>
      <text:p text:style-name="Preformatted_20_Text">bits, but a different value can be set using the refcount_bits option:</text:p>
      <text:p text:style-name="Preformatted_20_Text"/>
      <text:p text:style-name="Preformatted_20_Text"><text:s text:c="3"/>qemu-img create -f qcow2 -o refcount_bits=8 hd.qcow2 4G</text:p>
      <text:p text:style-name="Preformatted_20_Text"/>
      <text:p text:style-name="P3">QEMU keeps a refcount cache to speed up I/O much like the</text:p>
      <text:p text:style-name="P3">aforementioned L2 cache, and its size can also be configured.</text:p>
      <text:p text:style-name="Preformatted_20_Text"/>
      <text:p text:style-name="Preformatted_20_Text"/>
      <text:p text:style-name="Preformatted_20_Text">Choosing the right cache sizes</text:p>
      <text:p text:style-name="Preformatted_20_Text">------------------------------</text:p>
      <text:p text:style-name="Preformatted_20_Text">In order to choose the cache sizes we need to know how they relate to</text:p>
      <text:p text:style-name="Preformatted_20_Text">the amount of allocated space.</text:p>
      <text:p text:style-name="Preformatted_20_Text"/>
      <text:p text:style-name="Preformatted_20_Text">The part of the virtual disk that can be mapped by the L2 and refcount</text:p>
      <text:p text:style-name="Preformatted_20_Text">caches (in bytes) is:</text:p>
      <text:p text:style-name="Preformatted_20_Text"/>
      <text:p text:style-name="Preformatted_20_Text"><text:s text:c="3"/>disk_size = l2_cache_size * cluster_size / 8</text:p>
      <text:p text:style-name="Preformatted_20_Text"><text:s text:c="3"/>disk_size = refcount_cache_size * cluster_size * 8 / refcount_bits</text:p>
      <text:p text:style-name="Preformatted_20_Text"/>
      <text:p text:style-name="Preformatted_20_Text">With the default values for cluster_size (64KB) and refcount_bits</text:p>
      <text:p text:style-name="Preformatted_20_Text">(16), this becomes:</text:p>
      <text:p text:style-name="Preformatted_20_Text"/>
      <text:p text:style-name="Preformatted_20_Text"><text:s text:c="3"/>disk_size = l2_cache_size * 8192</text:p>
      <text:p text:style-name="Preformatted_20_Text"><text:s text:c="3"/>disk_size = refcount_cache_size * 32768</text:p>
      <text:p text:style-name="Preformatted_20_Text"/>
      <text:p text:style-name="Preformatted_20_Text">So in order to cover n GB of disk space with the default values we</text:p>
      <text:p text:style-name="Preformatted_20_Text">need:</text:p>
      <text:p text:style-name="Preformatted_20_Text"/>
      <text:p text:style-name="Preformatted_20_Text"><text:s text:c="3"/>l2_cache_size = disk_size_GB * 131072</text:p>
      <text:p text:style-name="Preformatted_20_Text"><text:s text:c="3"/>refcount_cache_size = disk_size_GB * 32768</text:p>
      <text:p text:style-name="Preformatted_20_Text"/>
      <text:p text:style-name="Preformatted_20_Text">For example, 1MB of L2 cache is needed to cover every 8 GB of the virtual</text:p>
      <text:p text:style-name="Preformatted_20_Text">image size (given that the default cluster size is used):</text:p>
      <text:p text:style-name="Preformatted_20_Text"/>
      <text:p text:style-name="Preformatted_20_Text"><text:s text:c="3"/>8 GB / 8192 = 1 MB</text:p>
      <text:p text:style-name="Preformatted_20_Text"/>
      <text:p text:style-name="Preformatted_20_Text">The refcount cache is 4 times the cluster size by default. With the default</text:p>
      <text:p text:style-name="Preformatted_20_Text">cluster size of 64 KB, it is 256 KB (262144 bytes). This is sufficient for</text:p>
      <text:p text:style-name="Preformatted_20_Text">8 GB of image size:</text:p>
      <text:p text:style-name="Preformatted_20_Text"/>
      <text:p text:style-name="Preformatted_20_Text"><text:s text:c="3"/>262144 * 32768 = 8 GB</text:p>
      <text:p text:style-name="Preformatted_20_Text"/>
      <text:p text:style-name="Preformatted_20_Text"/>
      <text:p text:style-name="Preformatted_20_Text">How to configure the cache sizes</text:p>
      <text:p text:style-name="Preformatted_20_Text">--------------------------------</text:p>
      <text:p text:style-name="Preformatted_20_Text">Cache sizes can be configured using the -drive option in the</text:p>
      <text:p text:style-name="Preformatted_20_Text"><text:soft-page-break/>command-line, or the 'blockdev-add' QMP command.</text:p>
      <text:p text:style-name="Preformatted_20_Text"/>
      <text:p text:style-name="Preformatted_20_Text">There are three options available, and all of them take bytes:</text:p>
      <text:p text:style-name="Preformatted_20_Text"/>
      <text:p text:style-name="Preformatted_20_Text">"l2-cache-size": <text:s text:c="8"/>maximum size of the L2 table cache</text:p>
      <text:p text:style-name="Preformatted_20_Text">"refcount-cache-size": <text:s text:c="2"/>maximum size of the refcount block cache</text:p>
      <text:p text:style-name="Preformatted_20_Text">"cache-size": <text:s text:c="11"/>maximum size of both caches combined</text:p>
      <text:p text:style-name="Preformatted_20_Text"/>
      <text:p text:style-name="Preformatted_20_Text">There are a few things that need to be taken into account:</text:p>
      <text:p text:style-name="Preformatted_20_Text"/>
      <text:p text:style-name="Preformatted_20_Text"><text:s/>- <text:span text:style-name="T2">Both caches must have a size that is a multiple of the cluster size</text:span></text:p>
      <text:p text:style-name="Preformatted_20_Text"><text:s text:c="3"/>(or the cache entry size: see "Using smaller cache sizes" below).</text:p>
      <text:p text:style-name="Preformatted_20_Text"/>
      <text:p text:style-name="Preformatted_20_Text"><text:s/>- <text:span text:style-name="T2">The maximum L2 cache size is 32 MB</text:span> by default on Linux platforms (enough</text:p>
      <text:p text:style-name="Preformatted_20_Text"><text:s text:c="3"/><text:span text:style-name="T2">for full coverage of 256 GB images</text:span>, with the <text:span text:style-name="T2">default cluster size</text:span>). This</text:p>
      <text:p text:style-name="Preformatted_20_Text"><text:s text:c="3"/>value can be modified using the "l2-cache-size" option. <text:span text:style-name="T2">QEMU will not use</text:span></text:p>
      <text:p text:style-name="P3"><text:s text:c="3"/>more memory than needed to hold all of the image's L2 tables, regardless</text:p>
      <text:p text:style-name="P3"><text:s text:c="3"/>of this max. value.</text:p>
      <text:p text:style-name="Preformatted_20_Text"><text:s text:c="3"/>On non-Linux platforms the maximal value is smaller by default (8 MB) and</text:p>
      <text:p text:style-name="Preformatted_20_Text"><text:s text:c="3"/>this difference stems from the fact that on Linux the cache can be cleared</text:p>
      <text:p text:style-name="Preformatted_20_Text"><text:s text:c="3"/>periodically if needed, using the "cache-clean-interval" option (see below).</text:p>
      <text:p text:style-name="Preformatted_20_Text"><text:s text:c="3"/>The minimal L2 cache size is 2 clusters (or 2 cache entries, see below).</text:p>
      <text:p text:style-name="Preformatted_20_Text"/>
      <text:p text:style-name="Preformatted_20_Text"><text:s/>- The default (and minimum) refcount cache size is 4 clusters.</text:p>
      <text:p text:style-name="Preformatted_20_Text"/>
      <text:p text:style-name="Preformatted_20_Text"><text:s/>- If only "cache-size" is specified then QEMU will assign as much</text:p>
      <text:p text:style-name="Preformatted_20_Text"><text:s text:c="3"/>memory as possible to the L2 cache before increasing the refcount</text:p>
      <text:p text:style-name="Preformatted_20_Text"><text:s text:c="3"/>cache size.</text:p>
      <text:p text:style-name="Preformatted_20_Text"/>
      <text:p text:style-name="Preformatted_20_Text"><text:s/>- <text:span text:style-name="T2">At most two </text:span>of "l2-cache-size", "refcount-cache-size", and "cache-size"</text:p>
      <text:p text:style-name="Preformatted_20_Text"><text:s text:c="3"/>can be set simultaneously.</text:p>
      <text:p text:style-name="Preformatted_20_Text"/>
      <text:p text:style-name="Preformatted_20_Text">Unlike L2 tables, <text:span text:style-name="T2">refcount blocks are not used during normal I/O but</text:span></text:p>
      <text:p text:style-name="Preformatted_20_Text"><text:span text:style-name="T2">only during allocations and internal snapshots</text:span>. In most cases they are</text:p>
      <text:p text:style-name="Preformatted_20_Text">accessed sequentially (even during random guest I/O) so increasing the</text:p>
      <text:p text:style-name="Preformatted_20_Text">refcount cache size won't have any measurable effect in performance</text:p>
      <text:p text:style-name="Preformatted_20_Text">(this can change if you are using internal snapshots, so you may want</text:p>
      <text:p text:style-name="Preformatted_20_Text">to think about increasing the cache size if you use them heavily).</text:p>
      <text:p text:style-name="Preformatted_20_Text"/>
      <text:p text:style-name="P3">Before QEMU 2.12 the refcount cache had a default size of 1/4 of the</text:p>
      <text:p text:style-name="P3">L2 cache size. This resulted in unnecessarily large caches, so now the</text:p>
      <text:p text:style-name="P3">refcount cache is as small as possible unless overridden by the user.</text:p>
      <text:p text:style-name="Preformatted_20_Text"/>
      <text:p text:style-name="Preformatted_20_Text"/>
      <text:p text:style-name="Preformatted_20_Text">Using smaller cache entries</text:p>
      <text:p text:style-name="Preformatted_20_Text">---------------------------</text:p>
      <text:p text:style-name="Preformatted_20_Text">The qcow2 L2 cache can store complete tables. This means that if QEMU</text:p>
      <text:p text:style-name="Preformatted_20_Text">needs an entry from an L2 table then the whole table is read from disk</text:p>
      <text:p text:style-name="Preformatted_20_Text">and is kept in the cache. If the cache is full then a complete table</text:p>
      <text:p text:style-name="Preformatted_20_Text">needs to be evicted first.</text:p>
      <text:p text:style-name="Preformatted_20_Text"/>
      <text:p text:style-name="Preformatted_20_Text">This can be inefficient with large cluster sizes since it results in</text:p>
      <text:p text:style-name="Preformatted_20_Text">more disk I/O and wastes more cache memory.</text:p>
      <text:p text:style-name="Preformatted_20_Text"/>
      <text:p text:style-name="Preformatted_20_Text">Since QEMU 2.12 you can change the size of the L2 cache entry and make</text:p>
      <text:p text:style-name="Preformatted_20_Text">it smaller than the cluster size. This can be configured using the</text:p>
      <text:p text:style-name="Preformatted_20_Text">"l2-cache-entry-size" parameter:</text:p>
      <text:p text:style-name="Preformatted_20_Text"/>
      <text:p text:style-name="Preformatted_20_Text"><text:s text:c="3"/>-drive file=hd.qcow2,l2-cache-size=2097152,l2-cache-entry-size=4096</text:p>
      <text:p text:style-name="Preformatted_20_Text"/>
      <text:p text:style-name="Preformatted_20_Text">Since QEMU 4.0 the value of l2-cache-entry-size defaults to 4KB (or</text:p>
      <text:p text:style-name="Preformatted_20_Text">the cluster size if it's smaller).</text:p>
      <text:p text:style-name="Preformatted_20_Text"/>
      <text:p text:style-name="Preformatted_20_Text">Some things to take into account:</text:p>
      <text:p text:style-name="Preformatted_20_Text"><text:soft-page-break/></text:p>
      <text:p text:style-name="Preformatted_20_Text"><text:s/>- The L2 cache entry size has the same restrictions as the cluster</text:p>
      <text:p text:style-name="Preformatted_20_Text"><text:s text:c="3"/>size (power of two, at least 512 bytes).</text:p>
      <text:p text:style-name="Preformatted_20_Text"/>
      <text:p text:style-name="Preformatted_20_Text"><text:s/>- <text:span text:style-name="T2">Smaller entry sizes generally improve the cache efficiency and make</text:span></text:p>
      <text:p text:style-name="P3"><text:s text:c="3"/>disk I/O faster. This is particularly true with solid state drives</text:p>
      <text:p text:style-name="P3"><text:s text:c="3"/>so it's a good idea to reduce the entry size in those cases. With</text:p>
      <text:p text:style-name="P3"><text:s text:c="3"/>rotating hard drives the situation is a bit more complicated so you</text:p>
      <text:p text:style-name="P3"><text:s text:c="3"/>should test it first and stay with the default size if unsure.</text:p>
      <text:p text:style-name="Preformatted_20_Text"/>
      <text:p text:style-name="Preformatted_20_Text"><text:s/>- Try different entry sizes to see which one gives faster performance</text:p>
      <text:p text:style-name="Preformatted_20_Text"><text:s text:c="3"/>in your case. <text:span text:style-name="T2">The block size of the host filesystem is generally a</text:span></text:p>
      <text:p text:style-name="Preformatted_20_Text"><text:span text:style-name="T2"><text:s text:c="3"/>good default</text:span> (usually 4096 bytes in the case of ext4, hence the</text:p>
      <text:p text:style-name="Preformatted_20_Text"><text:s text:c="3"/>default).</text:p>
      <text:p text:style-name="Preformatted_20_Text"/>
      <text:p text:style-name="Preformatted_20_Text"><text:s/>- Only the L2 cache can be configured this way. The refcount cache</text:p>
      <text:p text:style-name="Preformatted_20_Text"><text:s text:c="3"/>always uses the cluster size as the entry size.</text:p>
      <text:p text:style-name="Preformatted_20_Text"/>
      <text:p text:style-name="Preformatted_20_Text"><text:s/>- If the L2 cache is big enough to hold all of the image's L2 tables</text:p>
      <text:p text:style-name="Preformatted_20_Text"><text:s text:c="3"/>(as explained in the "Choosing the right cache sizes" and "How to</text:p>
      <text:p text:style-name="Preformatted_20_Text"><text:s text:c="3"/>configure the cache sizes" sections in this document) then none of</text:p>
      <text:p text:style-name="Preformatted_20_Text"><text:s text:c="3"/>this is necessary and you can omit the "l2-cache-entry-size"</text:p>
      <text:p text:style-name="Preformatted_20_Text"><text:s text:c="3"/>parameter altogether. In this case <text:span text:style-name="T2">QEMU makes the entry size</text:span></text:p>
      <text:p text:style-name="P3"><text:s text:c="3"/>equal to the cluster size by default.</text:p>
      <text:p text:style-name="Preformatted_20_Text"/>
      <text:p text:style-name="Preformatted_20_Text"/>
      <text:p text:style-name="Preformatted_20_Text">Reducing the memory usage</text:p>
      <text:p text:style-name="Preformatted_20_Text">-------------------------</text:p>
      <text:p text:style-name="Preformatted_20_Text">It is possible to clean unused cache entries in order to reduce the</text:p>
      <text:p text:style-name="Preformatted_20_Text">memory usage during periods of low I/O activity.</text:p>
      <text:p text:style-name="Preformatted_20_Text"/>
      <text:p text:style-name="Preformatted_20_Text">The parameter "cache-clean-interval" defines an interval (in seconds),</text:p>
      <text:p text:style-name="Preformatted_20_Text">after which all the cache entries that haven't been accessed during the</text:p>
      <text:p text:style-name="Preformatted_20_Text">interval are removed from memory. Setting this parameter to 0 disables this</text:p>
      <text:p text:style-name="Preformatted_20_Text">feature.</text:p>
      <text:p text:style-name="Preformatted_20_Text"/>
      <text:p text:style-name="Preformatted_20_Text">The following example removes all unused cache entries every 15 minutes:</text:p>
      <text:p text:style-name="Preformatted_20_Text"/>
      <text:p text:style-name="Preformatted_20_Text"><text:s text:c="3"/><text:span text:style-name="T2">-drive file=hd.qcow2,cache-clean-interval=900</text:span></text:p>
      <text:p text:style-name="Preformatted_20_Text"/>
      <text:p text:style-name="Preformatted_20_Text">If unset, the default value for this parameter is 600 on platforms which</text:p>
      <text:p text:style-name="Preformatted_20_Text">support this functionality, and is 0 (disabled) on other platforms.</text:p>
      <text:p text:style-name="Preformatted_20_Text"/>
      <text:p text:style-name="Preformatted_20_Text">This functionality currently relies on the MADV_DONTNEED argument for</text:p>
      <text:p text:style-name="Preformatted_20_Text">madvise() to actually free the memory. T<text:span text:style-name="T2">his is a Linux-specific feature,</text:span></text:p>
      <text:p text:style-name="Preformatted_20_Text"><text:span text:style-name="T2">so cache-clean-interval is not supported on other systems</text:span>.</text:p>
      <text:p text:style-name="Preformatted_20_Text"/>
      <text:p text:style-name="Preformatted_20_Text"/>
      <text:p text:style-name="Preformatted_20_Text">Extended L2 Entries</text:p>
      <text:p text:style-name="Preformatted_20_Text">-------------------</text:p>
      <text:p text:style-name="P3">All numbers shown in this document are valid for qcow2 images with normal</text:p>
      <text:p text:style-name="P3">64-bit L2 entries.</text:p>
      <text:p text:style-name="Preformatted_20_Text"/>
      <text:p text:style-name="Preformatted_20_Text">Images with extended L2 entries need twice as much L2 metadata, so the L2</text:p>
      <text:p text:style-name="Preformatted_20_Text">cache size must be twice as large for the same disk space.</text:p>
      <text:p text:style-name="Preformatted_20_Text"/>
      <text:p text:style-name="Preformatted_20_Text"><text:s text:c="3"/>disk_size = l2_cache_size * cluster_size / 16</text:p>
      <text:p text:style-name="Preformatted_20_Text"/>
      <text:p text:style-name="Preformatted_20_Text">i.e.</text:p>
      <text:p text:style-name="Preformatted_20_Text"/>
      <text:p text:style-name="Preformatted_20_Text"><text:s text:c="3"/>l2_cache_size = disk_size * 16 / cluster_size</text:p>
      <text:p text:style-name="Preformatted_20_Text"/>
      <text:p text:style-name="P2">Refcount blocks are not affected by th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4:27:29.366163982</meta:creation-date>
    <dc:date>2022-03-23T16:34:43.336616710</dc:date>
    <meta:editing-duration>PT59M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8" meta:paragraph-count="824" meta:word-count="6970" meta:character-count="47589" meta:non-whitespace-character-count="33513"/>
  </office:meta>
</office:document-meta>
</file>